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0.74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tccamera" table:style-name="ta1">
        <table:shapes>
          <draw:frame draw:z-index="0" draw:style-name="gr1" draw:text-style-name="P1" svg:width="36.092cm" svg:height="20.304cm" svg:x="3.283cm" svg:y="14.609cm">
            <draw:object draw:notify-on-update-of-ranges="ttccamera.A1:ttccamera.A1 ttccamera.A2:ttccamera.A31 ttccamera.B1:ttccamera.B1 ttccamera.B2:ttccamera.B31 ttccamera.C1:ttccamera.C1 ttccamera.C2:ttccamera.C31 ttccamera.D1:ttccamera.D1 ttccamera.D2:ttccamera.D31 ttccamera.E1:ttccamera.E1 ttccamera.E2:ttccamera.E31 ttccamera.F1:ttccamera.F1 ttccamera.F2:ttccamera.F31 ttccamera.G1:ttccamera.G1 ttccamera.G2:ttccamera.G31 ttccamera.H1:ttccamera.H1 ttccamera.H2:ttccamera.H31 ttccamera.I1:ttccamera.I1 ttccamera.I2:ttccamera.I31 ttccamera.J1:ttccamera.J1 ttccamera.J2:ttccamera.J31 ttccamera.K1:ttccamera.K1 ttccamera.K2:ttccamera.K31 ttccamera.L1:ttccamera.L1 ttccamera.L2:ttccamera.L31 ttccamera.M1:ttccamera.M1 ttccamera.M2:ttccamera.M31 ttccamera.N1:ttccamera.N1 ttccamera.N2:ttccamera.N31 ttccamera.O1:ttccamera.O1 ttccamera.O2:ttccamera.O31 ttccamera.P1:ttccamera.P1 ttccamera.P2:ttccamera.P31 ttccamera.Q1:ttccamera.Q1 ttccamera.Q2:ttccamera.Q31 ttccamera.R1:ttccamera.R1 ttccamera.R2:ttccamera.R31 ttccamera.S1:ttccamera.S1 ttccamera.S2:ttccamera.S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det-desc/Im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-BRIEF </text:p>
          </table:table-cell>
          <table:table-cell table:number-columns-repeated="2" office:value-type="string" calcext:value-type="string">
            <text:p><text:s/>nan </text:p>
          </table:table-cell>
          <table:table-cell office:value-type="float" office:value="10.9782" calcext:value-type="float">
            <text:p>10.9782</text:p>
          </table:table-cell>
          <table:table-cell office:value-type="float" office:value="19.4967" calcext:value-type="float">
            <text:p>19.4967</text:p>
          </table:table-cell>
          <table:table-cell office:value-type="float" office:value="11.5723" calcext:value-type="float">
            <text:p>11.5723</text:p>
          </table:table-cell>
          <table:table-cell office:value-type="float" office:value="14.2744" calcext:value-type="float">
            <text:p>14.2744</text:p>
          </table:table-cell>
          <table:table-cell office:value-type="float" office:value="10.0433" calcext:value-type="float">
            <text:p>10.0433</text:p>
          </table:table-cell>
          <table:table-cell office:value-type="string" calcext:value-type="string">
            <text:p><text:s/>nan </text:p>
          </table:table-cell>
          <table:table-cell office:value-type="float" office:value="11.7414" calcext:value-type="float">
            <text:p>11.7414</text:p>
          </table:table-cell>
          <table:table-cell office:value-type="string" calcext:value-type="string">
            <text:p><text:s/>nan </text:p>
          </table:table-cell>
          <table:table-cell office:value-type="float" office:value="13.4327" calcext:value-type="float">
            <text:p>13.4327</text:p>
          </table:table-cell>
          <table:table-cell office:value-type="float" office:value="5.6061" calcext:value-type="float">
            <text:p>5.6061</text:p>
          </table:table-cell>
          <table:table-cell office:value-type="float" office:value="-14.7808" calcext:value-type="float">
            <text:p>-14.7808</text:p>
          </table:table-cell>
          <table:table-cell office:value-type="float" office:value="6.71705" calcext:value-type="float">
            <text:p>6.71705</text:p>
          </table:table-cell>
          <table:table-cell office:value-type="float" office:value="12.5848" calcext:value-type="float">
            <text:p>12.584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IS-ORB </text:p>
          </table:table-cell>
          <table:table-cell office:value-type="string" calcext:value-type="string">
            <text:p><text:s/>nan </text:p>
          </table:table-cell>
          <table:table-cell office:value-type="float" office:value="10.586" calcext:value-type="float">
            <text:p>10.586</text:p>
          </table:table-cell>
          <table:table-cell office:value-type="string" calcext:value-type="string">
            <text:p><text:s/>nan </text:p>
          </table:table-cell>
          <table:table-cell office:value-type="float" office:value="10.9782" calcext:value-type="float">
            <text:p>10.9782</text:p>
          </table:table-cell>
          <table:table-cell office:value-type="float" office:value="35.3833" calcext:value-type="float">
            <text:p>35.3833</text:p>
          </table:table-cell>
          <table:table-cell office:value-type="float" office:value="11.5857" calcext:value-type="float">
            <text:p>11.5857</text:p>
          </table:table-cell>
          <table:table-cell office:value-type="float" office:value="13.497" calcext:value-type="float">
            <text:p>13.497</text:p>
          </table:table-cell>
          <table:table-cell office:value-type="float" office:value="10.0433" calcext:value-type="float">
            <text:p>10.0433</text:p>
          </table:table-cell>
          <table:table-cell table:number-columns-repeated="2" office:value-type="string" calcext:value-type="string">
            <text:p><text:s/>nan </text:p>
          </table:table-cell>
          <table:table-cell office:value-type="float" office:value="11.7414" calcext:value-type="float">
            <text:p>11.7414</text:p>
          </table:table-cell>
          <table:table-cell office:value-type="string" calcext:value-type="string">
            <text:p><text:s/>nan </text:p>
          </table:table-cell>
          <table:table-cell office:value-type="float" office:value="5.66097" calcext:value-type="float">
            <text:p>5.66097</text:p>
          </table:table-cell>
          <table:table-cell office:value-type="float" office:value="-14.7808" calcext:value-type="float">
            <text:p>-14.7808</text:p>
          </table:table-cell>
          <table:table-cell office:value-type="float" office:value="6.6376" calcext:value-type="float">
            <text:p>6.6376</text:p>
          </table:table-cell>
          <table:table-cell office:value-type="float" office:value="12.7384" calcext:value-type="float">
            <text:p>12.7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IS-FREAK </text:p>
          </table:table-cell>
          <table:table-cell table:number-columns-repeated="2" office:value-type="string" calcext:value-type="string">
            <text:p><text:s/>nan </text:p>
          </table:table-cell>
          <table:table-cell office:value-type="float" office:value="10.9782" calcext:value-type="float">
            <text:p>10.9782</text:p>
          </table:table-cell>
          <table:table-cell office:value-type="float" office:value="39.584" calcext:value-type="float">
            <text:p>39.584</text:p>
          </table:table-cell>
          <table:table-cell office:value-type="string" calcext:value-type="string">
            <text:p><text:s/>nan </text:p>
          </table:table-cell>
          <table:table-cell office:value-type="float" office:value="12.9162" calcext:value-type="float">
            <text:p>12.9162</text:p>
          </table:table-cell>
          <table:table-cell office:value-type="string" calcext:value-type="string">
            <text:p><text:s/>nan </text:p>
          </table:table-cell>
          <table:table-cell/>
          <table:table-cell office:value-type="float" office:value="12.245" calcext:value-type="float">
            <text:p>12.245</text:p>
          </table:table-cell>
          <table:table-cell table:number-columns-repeated="2" office:value-type="string" calcext:value-type="string">
            <text:p><text:s/>nan </text:p>
          </table:table-cell>
          <table:table-cell/>
          <table:table-cell office:value-type="float" office:value="6.71705" calcext:value-type="float">
            <text:p>6.71705</text:p>
          </table:table-cell>
          <table:table-cell office:value-type="string" calcext:value-type="string">
            <text:p><text:s/>na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RIS-AKAZE </text:p>
          </table:table-cell>
          <table:table-cell table:number-columns-repeated="18" office:value-type="string" calcext:value-type="string">
            <text:p><text:s/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-SIFT </text:p>
          </table:table-cell>
          <table:table-cell office:value-type="string" calcext:value-type="string">
            <text:p><text:s/>nan </text:p>
          </table:table-cell>
          <table:table-cell office:value-type="float" office:value="11.0081" calcext:value-type="float">
            <text:p>11.0081</text:p>
          </table:table-cell>
          <table:table-cell office:value-type="float" office:value="-11.4731" calcext:value-type="float">
            <text:p>-11.4731</text:p>
          </table:table-cell>
          <table:table-cell office:value-type="float" office:value="10.9782" calcext:value-type="float">
            <text:p>10.9782</text:p>
          </table:table-cell>
          <table:table-cell office:value-type="float" office:value="13.3698" calcext:value-type="float">
            <text:p>13.3698</text:p>
          </table:table-cell>
          <table:table-cell office:value-type="float" office:value="15.2483" calcext:value-type="float">
            <text:p>15.2483</text:p>
          </table:table-cell>
          <table:table-cell/>
          <table:table-cell office:value-type="float" office:value="10.0433" calcext:value-type="float">
            <text:p>10.0433</text:p>
          </table:table-cell>
          <table:table-cell office:value-type="float" office:value="3.30058" calcext:value-type="float">
            <text:p>3.30058</text:p>
          </table:table-cell>
          <table:table-cell office:value-type="string" calcext:value-type="string">
            <text:p><text:s/>nan </text:p>
          </table:table-cell>
          <table:table-cell office:value-type="float" office:value="11.7414" calcext:value-type="float">
            <text:p>11.7414</text:p>
          </table:table-cell>
          <table:table-cell office:value-type="string" calcext:value-type="string">
            <text:p><text:s/>nan </text:p>
          </table:table-cell>
          <table:table-cell office:value-type="float" office:value="568.322" calcext:value-type="float">
            <text:p>568.322</text:p>
          </table:table-cell>
          <table:table-cell office:value-type="float" office:value="5.6061" calcext:value-type="float">
            <text:p>5.6061</text:p>
          </table:table-cell>
          <table:table-cell office:value-type="float" office:value="-13.6263" calcext:value-type="float">
            <text:p>-13.6263</text:p>
          </table:table-cell>
          <table:table-cell office:value-type="float" office:value="6.71705" calcext:value-type="float">
            <text:p>6.71705</text:p>
          </table:table-cell>
          <table:table-cell office:value-type="float" office:value="12.7384" calcext:value-type="float">
            <text:p>12.7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-BRIEF </text:p>
          </table:table-cell>
          <table:table-cell office:value-type="float" office:value="13.2947" calcext:value-type="float">
            <text:p>13.2947</text:p>
          </table:table-cell>
          <table:table-cell office:value-type="float" office:value="11.6079" calcext:value-type="float">
            <text:p>11.6079</text:p>
          </table:table-cell>
          <table:table-cell office:value-type="float" office:value="16.8548" calcext:value-type="float">
            <text:p>16.8548</text:p>
          </table:table-cell>
          <table:table-cell office:value-type="float" office:value="13.1218" calcext:value-type="float">
            <text:p>13.1218</text:p>
          </table:table-cell>
          <table:table-cell office:value-type="float" office:value="13.5942" calcext:value-type="float">
            <text:p>13.5942</text:p>
          </table:table-cell>
          <table:table-cell office:value-type="float" office:value="13.5046" calcext:value-type="float">
            <text:p>13.5046</text:p>
          </table:table-cell>
          <table:table-cell office:value-type="float" office:value="13.192" calcext:value-type="float">
            <text:p>13.192</text:p>
          </table:table-cell>
          <table:table-cell office:value-type="float" office:value="13.1535" calcext:value-type="float">
            <text:p>13.1535</text:p>
          </table:table-cell>
          <table:table-cell office:value-type="float" office:value="10.1573" calcext:value-type="float">
            <text:p>10.1573</text:p>
          </table:table-cell>
          <table:table-cell office:value-type="float" office:value="12.8765" calcext:value-type="float">
            <text:p>12.8765</text:p>
          </table:table-cell>
          <table:table-cell office:value-type="float" office:value="11.8065" calcext:value-type="float">
            <text:p>11.8065</text:p>
          </table:table-cell>
          <table:table-cell office:value-type="float" office:value="11.5078" calcext:value-type="float">
            <text:p>11.5078</text:p>
          </table:table-cell>
          <table:table-cell office:value-type="float" office:value="10.8982" calcext:value-type="float">
            <text:p>10.8982</text:p>
          </table:table-cell>
          <table:table-cell office:value-type="float" office:value="10.6452" calcext:value-type="float">
            <text:p>10.6452</text:p>
          </table:table-cell>
          <table:table-cell office:value-type="float" office:value="11.2648" calcext:value-type="float">
            <text:p>11.2648</text:p>
          </table:table-cell>
          <table:table-cell office:value-type="float" office:value="10.3224" calcext:value-type="float">
            <text:p>10.3224</text:p>
          </table:table-cell>
          <table:table-cell office:value-type="float" office:value="10.657" calcext:value-type="float">
            <text:p>10.657</text:p>
          </table:table-cell>
          <table:table-cell office:value-type="float" office:value="11.8703" calcext:value-type="float">
            <text:p>11.87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-ORB </text:p>
          </table:table-cell>
          <table:table-cell office:value-type="float" office:value="11.1736" calcext:value-type="float">
            <text:p>11.1736</text:p>
          </table:table-cell>
          <table:table-cell office:value-type="float" office:value="12.2632" calcext:value-type="float">
            <text:p>12.2632</text:p>
          </table:table-cell>
          <table:table-cell office:value-type="float" office:value="12.04" calcext:value-type="float">
            <text:p>12.04</text:p>
          </table:table-cell>
          <table:table-cell office:value-type="float" office:value="12.7732" calcext:value-type="float">
            <text:p>12.7732</text:p>
          </table:table-cell>
          <table:table-cell office:value-type="float" office:value="13.1975" calcext:value-type="float">
            <text:p>13.1975</text:p>
          </table:table-cell>
          <table:table-cell office:value-type="float" office:value="10.9159" calcext:value-type="float">
            <text:p>10.9159</text:p>
          </table:table-cell>
          <table:table-cell office:value-type="float" office:value="14.2429" calcext:value-type="float">
            <text:p>14.2429</text:p>
          </table:table-cell>
          <table:table-cell office:value-type="float" office:value="12.694" calcext:value-type="float">
            <text:p>12.694</text:p>
          </table:table-cell>
          <table:table-cell office:value-type="float" office:value="12.3713" calcext:value-type="float">
            <text:p>12.3713</text:p>
          </table:table-cell>
          <table:table-cell office:value-type="float" office:value="13.426" calcext:value-type="float">
            <text:p>13.426</text:p>
          </table:table-cell>
          <table:table-cell office:value-type="float" office:value="11.8844" calcext:value-type="float">
            <text:p>11.8844</text:p>
          </table:table-cell>
          <table:table-cell office:value-type="float" office:value="10.7351" calcext:value-type="float">
            <text:p>10.7351</text:p>
          </table:table-cell>
          <table:table-cell office:value-type="float" office:value="11.7063" calcext:value-type="float">
            <text:p>11.7063</text:p>
          </table:table-cell>
          <table:table-cell office:value-type="float" office:value="10.6938" calcext:value-type="float">
            <text:p>10.6938</text:p>
          </table:table-cell>
          <table:table-cell office:value-type="float" office:value="10.3823" calcext:value-type="float">
            <text:p>10.3823</text:p>
          </table:table-cell>
          <table:table-cell office:value-type="float" office:value="11.0187" calcext:value-type="float">
            <text:p>11.0187</text:p>
          </table:table-cell>
          <table:table-cell office:value-type="float" office:value="10.5836" calcext:value-type="float">
            <text:p>10.5836</text:p>
          </table:table-cell>
          <table:table-cell office:value-type="float" office:value="11.3381" calcext:value-type="float">
            <text:p>11.3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-FREAK </text:p>
          </table:table-cell>
          <table:table-cell office:value-type="float" office:value="11.8818" calcext:value-type="float">
            <text:p>11.8818</text:p>
          </table:table-cell>
          <table:table-cell office:value-type="float" office:value="12.3656" calcext:value-type="float">
            <text:p>12.3656</text:p>
          </table:table-cell>
          <table:table-cell office:value-type="float" office:value="13.0529" calcext:value-type="float">
            <text:p>13.0529</text:p>
          </table:table-cell>
          <table:table-cell office:value-type="float" office:value="13.4882" calcext:value-type="float">
            <text:p>13.4882</text:p>
          </table:table-cell>
          <table:table-cell office:value-type="float" office:value="12.2988" calcext:value-type="float">
            <text:p>12.2988</text:p>
          </table:table-cell>
          <table:table-cell office:value-type="float" office:value="11.9523" calcext:value-type="float">
            <text:p>11.9523</text:p>
          </table:table-cell>
          <table:table-cell office:value-type="float" office:value="12.7024" calcext:value-type="float">
            <text:p>12.7024</text:p>
          </table:table-cell>
          <table:table-cell office:value-type="float" office:value="12.4947" calcext:value-type="float">
            <text:p>12.4947</text:p>
          </table:table-cell>
          <table:table-cell office:value-type="float" office:value="12.3431" calcext:value-type="float">
            <text:p>12.3431</text:p>
          </table:table-cell>
          <table:table-cell office:value-type="float" office:value="12.7008" calcext:value-type="float">
            <text:p>12.7008</text:p>
          </table:table-cell>
          <table:table-cell office:value-type="float" office:value="12.1065" calcext:value-type="float">
            <text:p>12.1065</text:p>
          </table:table-cell>
          <table:table-cell office:value-type="float" office:value="12.2033" calcext:value-type="float">
            <text:p>12.2033</text:p>
          </table:table-cell>
          <table:table-cell office:value-type="float" office:value="11.612" calcext:value-type="float">
            <text:p>11.612</text:p>
          </table:table-cell>
          <table:table-cell office:value-type="float" office:value="11.1224" calcext:value-type="float">
            <text:p>11.1224</text:p>
          </table:table-cell>
          <table:table-cell office:value-type="float" office:value="10.5354" calcext:value-type="float">
            <text:p>10.5354</text:p>
          </table:table-cell>
          <table:table-cell office:value-type="float" office:value="10.7863" calcext:value-type="float">
            <text:p>10.7863</text:p>
          </table:table-cell>
          <table:table-cell office:value-type="float" office:value="10.2088" calcext:value-type="float">
            <text:p>10.2088</text:p>
          </table:table-cell>
          <table:table-cell office:value-type="float" office:value="11.5273" calcext:value-type="float">
            <text:p>11.5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-AKAZE </text:p>
          </table:table-cell>
          <table:table-cell table:number-columns-repeated="18" office:value-type="string" calcext:value-type="string">
            <text:p><text:s/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-SIFT </text:p>
          </table:table-cell>
          <table:table-cell office:value-type="float" office:value="13.1432" calcext:value-type="float">
            <text:p>13.1432</text:p>
          </table:table-cell>
          <table:table-cell office:value-type="float" office:value="11.2578" calcext:value-type="float">
            <text:p>11.2578</text:p>
          </table:table-cell>
          <table:table-cell office:value-type="float" office:value="16.9587" calcext:value-type="float">
            <text:p>16.9587</text:p>
          </table:table-cell>
          <table:table-cell office:value-type="float" office:value="14.4249" calcext:value-type="float">
            <text:p>14.4249</text:p>
          </table:table-cell>
          <table:table-cell office:value-type="float" office:value="14.7169" calcext:value-type="float">
            <text:p>14.7169</text:p>
          </table:table-cell>
          <table:table-cell office:value-type="float" office:value="11.7847" calcext:value-type="float">
            <text:p>11.7847</text:p>
          </table:table-cell>
          <table:table-cell office:value-type="float" office:value="11.3522" calcext:value-type="float">
            <text:p>11.3522</text:p>
          </table:table-cell>
          <table:table-cell office:value-type="float" office:value="13.2384" calcext:value-type="float">
            <text:p>13.2384</text:p>
          </table:table-cell>
          <table:table-cell office:value-type="float" office:value="10.4038" calcext:value-type="float">
            <text:p>10.4038</text:p>
          </table:table-cell>
          <table:table-cell office:value-type="float" office:value="14.3446" calcext:value-type="float">
            <text:p>14.3446</text:p>
          </table:table-cell>
          <table:table-cell office:value-type="float" office:value="11.7095" calcext:value-type="float">
            <text:p>11.7095</text:p>
          </table:table-cell>
          <table:table-cell office:value-type="float" office:value="10.608" calcext:value-type="float">
            <text:p>10.608</text:p>
          </table:table-cell>
          <table:table-cell office:value-type="float" office:value="10.1089" calcext:value-type="float">
            <text:p>10.1089</text:p>
          </table:table-cell>
          <table:table-cell office:value-type="float" office:value="10.5264" calcext:value-type="float">
            <text:p>10.5264</text:p>
          </table:table-cell>
          <table:table-cell office:value-type="float" office:value="9.76366" calcext:value-type="float">
            <text:p>9.76366</text:p>
          </table:table-cell>
          <table:table-cell office:value-type="float" office:value="10.3688" calcext:value-type="float">
            <text:p>10.3688</text:p>
          </table:table-cell>
          <table:table-cell office:value-type="float" office:value="10.5823" calcext:value-type="float">
            <text:p>10.5823</text:p>
          </table:table-cell>
          <table:table-cell office:value-type="float" office:value="11.1408" calcext:value-type="float">
            <text:p>11.1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SK-BRIEF </text:p>
          </table:table-cell>
          <table:table-cell office:value-type="float" office:value="13.8109" calcext:value-type="float">
            <text:p>13.8109</text:p>
          </table:table-cell>
          <table:table-cell office:value-type="float" office:value="19.5623" calcext:value-type="float">
            <text:p>19.5623</text:p>
          </table:table-cell>
          <table:table-cell office:value-type="float" office:value="14.4688" calcext:value-type="float">
            <text:p>14.4688</text:p>
          </table:table-cell>
          <table:table-cell office:value-type="float" office:value="25.8379" calcext:value-type="float">
            <text:p>25.8379</text:p>
          </table:table-cell>
          <table:table-cell office:value-type="float" office:value="17.0557" calcext:value-type="float">
            <text:p>17.0557</text:p>
          </table:table-cell>
          <table:table-cell office:value-type="float" office:value="19.9254" calcext:value-type="float">
            <text:p>19.9254</text:p>
          </table:table-cell>
          <table:table-cell office:value-type="float" office:value="17.5726" calcext:value-type="float">
            <text:p>17.5726</text:p>
          </table:table-cell>
          <table:table-cell office:value-type="float" office:value="18.4531" calcext:value-type="float">
            <text:p>18.4531</text:p>
          </table:table-cell>
          <table:table-cell office:value-type="float" office:value="16.7517" calcext:value-type="float">
            <text:p>16.7517</text:p>
          </table:table-cell>
          <table:table-cell office:value-type="float" office:value="15.9407" calcext:value-type="float">
            <text:p>15.9407</text:p>
          </table:table-cell>
          <table:table-cell office:value-type="float" office:value="14.8279" calcext:value-type="float">
            <text:p>14.8279</text:p>
          </table:table-cell>
          <table:table-cell office:value-type="float" office:value="15.6771" calcext:value-type="float">
            <text:p>15.6771</text:p>
          </table:table-cell>
          <table:table-cell office:value-type="float" office:value="13.4222" calcext:value-type="float">
            <text:p>13.4222</text:p>
          </table:table-cell>
          <table:table-cell office:value-type="float" office:value="12.7265" calcext:value-type="float">
            <text:p>12.7265</text:p>
          </table:table-cell>
          <table:table-cell office:value-type="float" office:value="11.2161" calcext:value-type="float">
            <text:p>11.2161</text:p>
          </table:table-cell>
          <table:table-cell office:value-type="float" office:value="13.2538" calcext:value-type="float">
            <text:p>13.2538</text:p>
          </table:table-cell>
          <table:table-cell office:value-type="float" office:value="11.4147" calcext:value-type="float">
            <text:p>11.4147</text:p>
          </table:table-cell>
          <table:table-cell office:value-type="float" office:value="13.6603" calcext:value-type="float">
            <text:p>13.6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SK-ORB </text:p>
          </table:table-cell>
          <table:table-cell office:value-type="float" office:value="14.68" calcext:value-type="float">
            <text:p>14.68</text:p>
          </table:table-cell>
          <table:table-cell office:value-type="float" office:value="20.0407" calcext:value-type="float">
            <text:p>20.0407</text:p>
          </table:table-cell>
          <table:table-cell office:value-type="float" office:value="14.0968" calcext:value-type="float">
            <text:p>14.0968</text:p>
          </table:table-cell>
          <table:table-cell office:value-type="float" office:value="16.3706" calcext:value-type="float">
            <text:p>16.3706</text:p>
          </table:table-cell>
          <table:table-cell office:value-type="float" office:value="19.4029" calcext:value-type="float">
            <text:p>19.4029</text:p>
          </table:table-cell>
          <table:table-cell office:value-type="float" office:value="20.629" calcext:value-type="float">
            <text:p>20.629</text:p>
          </table:table-cell>
          <table:table-cell office:value-type="float" office:value="18.0087" calcext:value-type="float">
            <text:p>18.0087</text:p>
          </table:table-cell>
          <table:table-cell office:value-type="float" office:value="16.0691" calcext:value-type="float">
            <text:p>16.0691</text:p>
          </table:table-cell>
          <table:table-cell office:value-type="float" office:value="15.0829" calcext:value-type="float">
            <text:p>15.0829</text:p>
          </table:table-cell>
          <table:table-cell office:value-type="float" office:value="11.4555" calcext:value-type="float">
            <text:p>11.4555</text:p>
          </table:table-cell>
          <table:table-cell office:value-type="float" office:value="13.9703" calcext:value-type="float">
            <text:p>13.9703</text:p>
          </table:table-cell>
          <table:table-cell office:value-type="float" office:value="13.1293" calcext:value-type="float">
            <text:p>13.1293</text:p>
          </table:table-cell>
          <table:table-cell office:value-type="float" office:value="11.5189" calcext:value-type="float">
            <text:p>11.5189</text:p>
          </table:table-cell>
          <table:table-cell office:value-type="float" office:value="12.1556" calcext:value-type="float">
            <text:p>12.1556</text:p>
          </table:table-cell>
          <table:table-cell office:value-type="float" office:value="11.4651" calcext:value-type="float">
            <text:p>11.4651</text:p>
          </table:table-cell>
          <table:table-cell office:value-type="float" office:value="11.8503" calcext:value-type="float">
            <text:p>11.8503</text:p>
          </table:table-cell>
          <table:table-cell office:value-type="float" office:value="9.98468" calcext:value-type="float">
            <text:p>9.98468</text:p>
          </table:table-cell>
          <table:table-cell office:value-type="float" office:value="11.4493" calcext:value-type="float">
            <text:p>11.4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SK-FREAK </text:p>
          </table:table-cell>
          <table:table-cell office:value-type="float" office:value="12.3483" calcext:value-type="float">
            <text:p>12.3483</text:p>
          </table:table-cell>
          <table:table-cell office:value-type="float" office:value="19.5646" calcext:value-type="float">
            <text:p>19.5646</text:p>
          </table:table-cell>
          <table:table-cell office:value-type="float" office:value="13.9129" calcext:value-type="float">
            <text:p>13.9129</text:p>
          </table:table-cell>
          <table:table-cell office:value-type="float" office:value="13.6652" calcext:value-type="float">
            <text:p>13.6652</text:p>
          </table:table-cell>
          <table:table-cell office:value-type="float" office:value="24.3184" calcext:value-type="float">
            <text:p>24.3184</text:p>
          </table:table-cell>
          <table:table-cell office:value-type="float" office:value="16.0852" calcext:value-type="float">
            <text:p>16.0852</text:p>
          </table:table-cell>
          <table:table-cell office:value-type="float" office:value="15.4463" calcext:value-type="float">
            <text:p>15.4463</text:p>
          </table:table-cell>
          <table:table-cell office:value-type="float" office:value="18.0417" calcext:value-type="float">
            <text:p>18.0417</text:p>
          </table:table-cell>
          <table:table-cell office:value-type="float" office:value="15.684" calcext:value-type="float">
            <text:p>15.684</text:p>
          </table:table-cell>
          <table:table-cell office:value-type="float" office:value="13.9976" calcext:value-type="float">
            <text:p>13.9976</text:p>
          </table:table-cell>
          <table:table-cell office:value-type="float" office:value="13.2506" calcext:value-type="float">
            <text:p>13.2506</text:p>
          </table:table-cell>
          <table:table-cell office:value-type="float" office:value="11.7044" calcext:value-type="float">
            <text:p>11.7044</text:p>
          </table:table-cell>
          <table:table-cell office:value-type="float" office:value="12.8265" calcext:value-type="float">
            <text:p>12.8265</text:p>
          </table:table-cell>
          <table:table-cell office:value-type="float" office:value="11.4007" calcext:value-type="float">
            <text:p>11.4007</text:p>
          </table:table-cell>
          <table:table-cell office:value-type="float" office:value="15.1331" calcext:value-type="float">
            <text:p>15.1331</text:p>
          </table:table-cell>
          <table:table-cell office:value-type="float" office:value="10.1962" calcext:value-type="float">
            <text:p>10.1962</text:p>
          </table:table-cell>
          <table:table-cell office:value-type="float" office:value="9.19943" calcext:value-type="float">
            <text:p>9.19943</text:p>
          </table:table-cell>
          <table:table-cell office:value-type="float" office:value="10.6498" calcext:value-type="float">
            <text:p>10.6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SK-AKAZE </text:p>
          </table:table-cell>
          <table:table-cell table:number-columns-repeated="18" office:value-type="string" calcext:value-type="string">
            <text:p><text:s/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SK-SIFT </text:p>
          </table:table-cell>
          <table:table-cell office:value-type="float" office:value="13.1695" calcext:value-type="float">
            <text:p>13.1695</text:p>
          </table:table-cell>
          <table:table-cell office:value-type="float" office:value="16.1568" calcext:value-type="float">
            <text:p>16.1568</text:p>
          </table:table-cell>
          <table:table-cell office:value-type="float" office:value="16.3625" calcext:value-type="float">
            <text:p>16.3625</text:p>
          </table:table-cell>
          <table:table-cell office:value-type="float" office:value="12.0195" calcext:value-type="float">
            <text:p>12.0195</text:p>
          </table:table-cell>
          <table:table-cell office:value-type="float" office:value="29.9894" calcext:value-type="float">
            <text:p>29.9894</text:p>
          </table:table-cell>
          <table:table-cell office:value-type="float" office:value="13.9525" calcext:value-type="float">
            <text:p>13.9525</text:p>
          </table:table-cell>
          <table:table-cell office:value-type="float" office:value="13.3823" calcext:value-type="float">
            <text:p>13.3823</text:p>
          </table:table-cell>
          <table:table-cell office:value-type="float" office:value="15.5727" calcext:value-type="float">
            <text:p>15.5727</text:p>
          </table:table-cell>
          <table:table-cell office:value-type="float" office:value="15.4538" calcext:value-type="float">
            <text:p>15.4538</text:p>
          </table:table-cell>
          <table:table-cell office:value-type="float" office:value="14.2623" calcext:value-type="float">
            <text:p>14.2623</text:p>
          </table:table-cell>
          <table:table-cell office:value-type="float" office:value="14.8692" calcext:value-type="float">
            <text:p>14.8692</text:p>
          </table:table-cell>
          <table:table-cell office:value-type="float" office:value="10.7423" calcext:value-type="float">
            <text:p>10.7423</text:p>
          </table:table-cell>
          <table:table-cell office:value-type="float" office:value="13.6485" calcext:value-type="float">
            <text:p>13.6485</text:p>
          </table:table-cell>
          <table:table-cell office:value-type="float" office:value="10.5455" calcext:value-type="float">
            <text:p>10.5455</text:p>
          </table:table-cell>
          <table:table-cell office:value-type="float" office:value="13.8918" calcext:value-type="float">
            <text:p>13.8918</text:p>
          </table:table-cell>
          <table:table-cell office:value-type="float" office:value="10.9065" calcext:value-type="float">
            <text:p>10.9065</text:p>
          </table:table-cell>
          <table:table-cell office:value-type="float" office:value="11.0174" calcext:value-type="float">
            <text:p>11.0174</text:p>
          </table:table-cell>
          <table:table-cell office:value-type="float" office:value="11.2224" calcext:value-type="float">
            <text:p>11.2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B-BRIEF </text:p>
          </table:table-cell>
          <table:table-cell office:value-type="float" office:value="16.4544" calcext:value-type="float">
            <text:p>16.4544</text:p>
          </table:table-cell>
          <table:table-cell/>
          <table:table-cell office:value-type="float" office:value="123.51" calcext:value-type="float">
            <text:p>123.51</text:p>
          </table:table-cell>
          <table:table-cell office:value-type="float" office:value="13.5607" calcext:value-type="float">
            <text:p>13.5607</text:p>
          </table:table-cell>
          <table:table-cell office:value-type="float" office:value="30.4194" calcext:value-type="float">
            <text:p>30.4194</text:p>
          </table:table-cell>
          <table:table-cell/>
          <table:table-cell office:value-type="float" office:value="34.6298" calcext:value-type="float">
            <text:p>34.6298</text:p>
          </table:table-cell>
          <table:table-cell/>
          <table:table-cell office:value-type="float" office:value="23.2694" calcext:value-type="float">
            <text:p>23.2694</text:p>
          </table:table-cell>
          <table:table-cell office:value-type="float" office:value="26.0553" calcext:value-type="float">
            <text:p>26.0553</text:p>
          </table:table-cell>
          <table:table-cell office:value-type="float" office:value="22.5603" calcext:value-type="float">
            <text:p>22.5603</text:p>
          </table:table-cell>
          <table:table-cell office:value-type="float" office:value="9.84171" calcext:value-type="float">
            <text:p>9.84171</text:p>
          </table:table-cell>
          <table:table-cell office:value-type="float" office:value="9.87855" calcext:value-type="float">
            <text:p>9.87855</text:p>
          </table:table-cell>
          <table:table-cell office:value-type="float" office:value="8.34236" calcext:value-type="float">
            <text:p>8.34236</text:p>
          </table:table-cell>
          <table:table-cell office:value-type="float" office:value="10.4827" calcext:value-type="float">
            <text:p>10.4827</text:p>
          </table:table-cell>
          <table:table-cell office:value-type="float" office:value="12.1222" calcext:value-type="float">
            <text:p>12.1222</text:p>
          </table:table-cell>
          <table:table-cell office:value-type="float" office:value="13.3681" calcext:value-type="float">
            <text:p>13.36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-ORB </text:p>
          </table:table-cell>
          <table:table-cell office:value-type="float" office:value="14.596" calcext:value-type="float">
            <text:p>14.596</text:p>
          </table:table-cell>
          <table:table-cell office:value-type="float" office:value="10.1192" calcext:value-type="float">
            <text:p>10.1192</text:p>
          </table:table-cell>
          <table:table-cell office:value-type="float" office:value="10.3668" calcext:value-type="float">
            <text:p>10.3668</text:p>
          </table:table-cell>
          <table:table-cell office:value-type="float" office:value="27.1889" calcext:value-type="float">
            <text:p>27.1889</text:p>
          </table:table-cell>
          <table:table-cell/>
          <table:table-cell office:value-type="float" office:value="18.4549" calcext:value-type="float">
            <text:p>18.4549</text:p>
          </table:table-cell>
          <table:table-cell/>
          <table:table-cell office:value-type="float" office:value="12.899" calcext:value-type="float">
            <text:p>12.899</text:p>
          </table:table-cell>
          <table:table-cell table:number-columns-repeated="2"/>
          <table:table-cell office:value-type="float" office:value="8.67701" calcext:value-type="float">
            <text:p>8.67701</text:p>
          </table:table-cell>
          <table:table-cell table:number-columns-repeated="3"/>
          <table:table-cell office:value-type="float" office:value="28.2728" calcext:value-type="float">
            <text:p>28.2728</text:p>
          </table:table-cell>
          <table:table-cell office:value-type="float" office:value="17.1863" calcext:value-type="float">
            <text:p>17.1863</text:p>
          </table:table-cell>
          <table:table-cell office:value-type="float" office:value="12.8853" calcext:value-type="float">
            <text:p>12.8853</text:p>
          </table:table-cell>
          <table:table-cell office:value-type="float" office:value="50.0669" calcext:value-type="float">
            <text:p>50.06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B-FREAK </text:p>
          </table:table-cell>
          <table:table-cell office:value-type="float" office:value="10.126" calcext:value-type="float">
            <text:p>10.126</text:p>
          </table:table-cell>
          <table:table-cell office:value-type="float" office:value="10.7796" calcext:value-type="float">
            <text:p>10.7796</text:p>
          </table:table-cell>
          <table:table-cell office:value-type="float" office:value="10.8706" calcext:value-type="float">
            <text:p>10.8706</text:p>
          </table:table-cell>
          <table:table-cell/>
          <table:table-cell office:value-type="float" office:value="12.8725" calcext:value-type="float">
            <text:p>12.8725</text:p>
          </table:table-cell>
          <table:table-cell/>
          <table:table-cell office:value-type="float" office:value="9.02151" calcext:value-type="float">
            <text:p>9.02151</text:p>
          </table:table-cell>
          <table:table-cell office:value-type="float" office:value="13.3992" calcext:value-type="float">
            <text:p>13.3992</text:p>
          </table:table-cell>
          <table:table-cell office:value-type="float" office:value="-545.044" calcext:value-type="float">
            <text:p>-545.044</text:p>
          </table:table-cell>
          <table:table-cell office:value-type="float" office:value="8.29125" calcext:value-type="float">
            <text:p>8.29125</text:p>
          </table:table-cell>
          <table:table-cell office:value-type="float" office:value="35.8486" calcext:value-type="float">
            <text:p>35.8486</text:p>
          </table:table-cell>
          <table:table-cell office:value-type="float" office:value="6.16034" calcext:value-type="float">
            <text:p>6.16034</text:p>
          </table:table-cell>
          <table:table-cell office:value-type="float" office:value="68.7263" calcext:value-type="float">
            <text:p>68.7263</text:p>
          </table:table-cell>
          <table:table-cell office:value-type="float" office:value="8.58" calcext:value-type="float">
            <text:p>8.58</text:p>
          </table:table-cell>
          <table:table-cell office:value-type="float" office:value="9.04474" calcext:value-type="float">
            <text:p>9.04474</text:p>
          </table:table-cell>
          <table:table-cell office:value-type="float" office:value="7.02786" calcext:value-type="float">
            <text:p>7.02786</text:p>
          </table:table-cell>
          <table:table-cell office:value-type="float" office:value="8.73235" calcext:value-type="float">
            <text:p>8.73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-AKAZE </text:p>
          </table:table-cell>
          <table:table-cell table:number-columns-repeated="18" office:value-type="string" calcext:value-type="string">
            <text:p><text:s/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B-SIFT </text:p>
          </table:table-cell>
          <table:table-cell office:value-type="float" office:value="14.8587" calcext:value-type="float">
            <text:p>14.8587</text:p>
          </table:table-cell>
          <table:table-cell office:value-type="float" office:value="12.8191" calcext:value-type="float">
            <text:p>12.8191</text:p>
          </table:table-cell>
          <table:table-cell office:value-type="float" office:value="15.4791" calcext:value-type="float">
            <text:p>15.4791</text:p>
          </table:table-cell>
          <table:table-cell office:value-type="float" office:value="229.406" calcext:value-type="float">
            <text:p>229.406</text:p>
          </table:table-cell>
          <table:table-cell office:value-type="float" office:value="520.246" calcext:value-type="float">
            <text:p>520.246</text:p>
          </table:table-cell>
          <table:table-cell office:value-type="float" office:value="19.89" calcext:value-type="float">
            <text:p>19.89</text:p>
          </table:table-cell>
          <table:table-cell office:value-type="float" office:value="107.431" calcext:value-type="float">
            <text:p>107.431</text:p>
          </table:table-cell>
          <table:table-cell office:value-type="float" office:value="9.45873" calcext:value-type="float">
            <text:p>9.45873</text:p>
          </table:table-cell>
          <table:table-cell office:value-type="float" office:value="13.8513" calcext:value-type="float">
            <text:p>13.8513</text:p>
          </table:table-cell>
          <table:table-cell office:value-type="float" office:value="15.5532" calcext:value-type="float">
            <text:p>15.5532</text:p>
          </table:table-cell>
          <table:table-cell office:value-type="float" office:value="8.32267" calcext:value-type="float">
            <text:p>8.32267</text:p>
          </table:table-cell>
          <table:table-cell/>
          <table:table-cell office:value-type="float" office:value="6.28472" calcext:value-type="float">
            <text:p>6.28472</text:p>
          </table:table-cell>
          <table:table-cell office:value-type="float" office:value="13.7643" calcext:value-type="float">
            <text:p>13.7643</text:p>
          </table:table-cell>
          <table:table-cell office:value-type="float" office:value="30.6161" calcext:value-type="float">
            <text:p>30.6161</text:p>
          </table:table-cell>
          <table:table-cell office:value-type="float" office:value="9.49931" calcext:value-type="float">
            <text:p>9.49931</text:p>
          </table:table-cell>
          <table:table-cell office:value-type="float" office:value="18.702" calcext:value-type="float">
            <text:p>18.702</text:p>
          </table:table-cell>
          <table:table-cell office:value-type="float" office:value="18.5157" calcext:value-type="float">
            <text:p>18.5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ZE-BRIEF </text:p>
          </table:table-cell>
          <table:table-cell office:value-type="float" office:value="15.285" calcext:value-type="float">
            <text:p>15.285</text:p>
          </table:table-cell>
          <table:table-cell office:value-type="float" office:value="15.0455" calcext:value-type="float">
            <text:p>15.0455</text:p>
          </table:table-cell>
          <table:table-cell office:value-type="float" office:value="14.9454" calcext:value-type="float">
            <text:p>14.9454</text:p>
          </table:table-cell>
          <table:table-cell office:value-type="float" office:value="13.8482" calcext:value-type="float">
            <text:p>13.8482</text:p>
          </table:table-cell>
          <table:table-cell office:value-type="float" office:value="15.0557" calcext:value-type="float">
            <text:p>15.0557</text:p>
          </table:table-cell>
          <table:table-cell office:value-type="float" office:value="14.674" calcext:value-type="float">
            <text:p>14.674</text:p>
          </table:table-cell>
          <table:table-cell office:value-type="float" office:value="18.7347" calcext:value-type="float">
            <text:p>18.7347</text:p>
          </table:table-cell>
          <table:table-cell office:value-type="float" office:value="17.0444" calcext:value-type="float">
            <text:p>17.0444</text:p>
          </table:table-cell>
          <table:table-cell office:value-type="float" office:value="11.5709" calcext:value-type="float">
            <text:p>11.5709</text:p>
          </table:table-cell>
          <table:table-cell office:value-type="float" office:value="13.8297" calcext:value-type="float">
            <text:p>13.8297</text:p>
          </table:table-cell>
          <table:table-cell office:value-type="float" office:value="14.7742" calcext:value-type="float">
            <text:p>14.7742</text:p>
          </table:table-cell>
          <table:table-cell office:value-type="float" office:value="10.0979" calcext:value-type="float">
            <text:p>10.0979</text:p>
          </table:table-cell>
          <table:table-cell office:value-type="float" office:value="11.0015" calcext:value-type="float">
            <text:p>11.0015</text:p>
          </table:table-cell>
          <table:table-cell office:value-type="float" office:value="11.7101" calcext:value-type="float">
            <text:p>11.7101</text:p>
          </table:table-cell>
          <table:table-cell office:value-type="float" office:value="10.1205" calcext:value-type="float">
            <text:p>10.1205</text:p>
          </table:table-cell>
          <table:table-cell office:value-type="float" office:value="9.84075" calcext:value-type="float">
            <text:p>9.84075</text:p>
          </table:table-cell>
          <table:table-cell office:value-type="float" office:value="9.38664" calcext:value-type="float">
            <text:p>9.386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AZE-ORB </text:p>
          </table:table-cell>
          <table:table-cell office:value-type="float" office:value="13.4119" calcext:value-type="float">
            <text:p>13.4119</text:p>
          </table:table-cell>
          <table:table-cell office:value-type="float" office:value="17.1571" calcext:value-type="float">
            <text:p>17.1571</text:p>
          </table:table-cell>
          <table:table-cell office:value-type="float" office:value="14.8727" calcext:value-type="float">
            <text:p>14.8727</text:p>
          </table:table-cell>
          <table:table-cell office:value-type="float" office:value="16.0514" calcext:value-type="float">
            <text:p>16.0514</text:p>
          </table:table-cell>
          <table:table-cell office:value-type="float" office:value="15.8082" calcext:value-type="float">
            <text:p>15.8082</text:p>
          </table:table-cell>
          <table:table-cell office:value-type="float" office:value="17.2659" calcext:value-type="float">
            <text:p>17.2659</text:p>
          </table:table-cell>
          <table:table-cell office:value-type="float" office:value="17.8051" calcext:value-type="float">
            <text:p>17.8051</text:p>
          </table:table-cell>
          <table:table-cell office:value-type="float" office:value="17.443" calcext:value-type="float">
            <text:p>17.443</text:p>
          </table:table-cell>
          <table:table-cell office:value-type="float" office:value="18.0308" calcext:value-type="float">
            <text:p>18.0308</text:p>
          </table:table-cell>
          <table:table-cell office:value-type="float" office:value="11.5597" calcext:value-type="float">
            <text:p>11.5597</text:p>
          </table:table-cell>
          <table:table-cell office:value-type="float" office:value="13.2721" calcext:value-type="float">
            <text:p>13.2721</text:p>
          </table:table-cell>
          <table:table-cell office:value-type="float" office:value="11.4861" calcext:value-type="float">
            <text:p>11.4861</text:p>
          </table:table-cell>
          <table:table-cell office:value-type="float" office:value="11.3724" calcext:value-type="float">
            <text:p>11.3724</text:p>
          </table:table-cell>
          <table:table-cell office:value-type="float" office:value="10.3482" calcext:value-type="float">
            <text:p>10.3482</text:p>
          </table:table-cell>
          <table:table-cell office:value-type="float" office:value="10.2055" calcext:value-type="float">
            <text:p>10.2055</text:p>
          </table:table-cell>
          <table:table-cell office:value-type="float" office:value="9.64969" calcext:value-type="float">
            <text:p>9.64969</text:p>
          </table:table-cell>
          <table:table-cell office:value-type="float" office:value="9.91183" calcext:value-type="float">
            <text:p>9.91183</text:p>
          </table:table-cell>
          <table:table-cell office:value-type="float" office:value="10.1105" calcext:value-type="float">
            <text:p>10.1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ZE-FREAK </text:p>
          </table:table-cell>
          <table:table-cell office:value-type="float" office:value="12.3081" calcext:value-type="float">
            <text:p>12.3081</text:p>
          </table:table-cell>
          <table:table-cell office:value-type="float" office:value="14.0642" calcext:value-type="float">
            <text:p>14.0642</text:p>
          </table:table-cell>
          <table:table-cell office:value-type="float" office:value="15.4958" calcext:value-type="float">
            <text:p>15.4958</text:p>
          </table:table-cell>
          <table:table-cell office:value-type="float" office:value="14.1762" calcext:value-type="float">
            <text:p>14.1762</text:p>
          </table:table-cell>
          <table:table-cell office:value-type="float" office:value="16.2229" calcext:value-type="float">
            <text:p>16.2229</text:p>
          </table:table-cell>
          <table:table-cell office:value-type="float" office:value="14.4455" calcext:value-type="float">
            <text:p>14.4455</text:p>
          </table:table-cell>
          <table:table-cell office:value-type="float" office:value="15.372" calcext:value-type="float">
            <text:p>15.372</text:p>
          </table:table-cell>
          <table:table-cell office:value-type="float" office:value="17.5441" calcext:value-type="float">
            <text:p>17.5441</text:p>
          </table:table-cell>
          <table:table-cell office:value-type="float" office:value="18.5036" calcext:value-type="float">
            <text:p>18.5036</text:p>
          </table:table-cell>
          <table:table-cell office:value-type="float" office:value="11.8941" calcext:value-type="float">
            <text:p>11.8941</text:p>
          </table:table-cell>
          <table:table-cell office:value-type="float" office:value="12.162" calcext:value-type="float">
            <text:p>12.162</text:p>
          </table:table-cell>
          <table:table-cell office:value-type="float" office:value="11.7755" calcext:value-type="float">
            <text:p>11.7755</text:p>
          </table:table-cell>
          <table:table-cell office:value-type="float" office:value="10.7833" calcext:value-type="float">
            <text:p>10.7833</text:p>
          </table:table-cell>
          <table:table-cell office:value-type="float" office:value="9.87627" calcext:value-type="float">
            <text:p>9.87627</text:p>
          </table:table-cell>
          <table:table-cell office:value-type="float" office:value="9.73035" calcext:value-type="float">
            <text:p>9.73035</text:p>
          </table:table-cell>
          <table:table-cell office:value-type="float" office:value="11.4632" calcext:value-type="float">
            <text:p>11.4632</text:p>
          </table:table-cell>
          <table:table-cell office:value-type="float" office:value="9.15851" calcext:value-type="float">
            <text:p>9.15851</text:p>
          </table:table-cell>
          <table:table-cell office:value-type="float" office:value="8.84385" calcext:value-type="float">
            <text:p>8.84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ZE-AKAZE </text:p>
          </table:table-cell>
          <table:table-cell office:value-type="float" office:value="12.3168" calcext:value-type="float">
            <text:p>12.3168</text:p>
          </table:table-cell>
          <table:table-cell office:value-type="float" office:value="16.0654" calcext:value-type="float">
            <text:p>16.0654</text:p>
          </table:table-cell>
          <table:table-cell office:value-type="float" office:value="13.1854" calcext:value-type="float">
            <text:p>13.1854</text:p>
          </table:table-cell>
          <table:table-cell office:value-type="float" office:value="14.2488" calcext:value-type="float">
            <text:p>14.2488</text:p>
          </table:table-cell>
          <table:table-cell office:value-type="float" office:value="16.4623" calcext:value-type="float">
            <text:p>16.4623</text:p>
          </table:table-cell>
          <table:table-cell office:value-type="float" office:value="13.8408" calcext:value-type="float">
            <text:p>13.8408</text:p>
          </table:table-cell>
          <table:table-cell office:value-type="float" office:value="15.3277" calcext:value-type="float">
            <text:p>15.3277</text:p>
          </table:table-cell>
          <table:table-cell office:value-type="float" office:value="15.6833" calcext:value-type="float">
            <text:p>15.6833</text:p>
          </table:table-cell>
          <table:table-cell office:value-type="float" office:value="14.8872" calcext:value-type="float">
            <text:p>14.8872</text:p>
          </table:table-cell>
          <table:table-cell office:value-type="float" office:value="12.2822" calcext:value-type="float">
            <text:p>12.2822</text:p>
          </table:table-cell>
          <table:table-cell office:value-type="float" office:value="12.5177" calcext:value-type="float">
            <text:p>12.5177</text:p>
          </table:table-cell>
          <table:table-cell office:value-type="float" office:value="11.2554" calcext:value-type="float">
            <text:p>11.2554</text:p>
          </table:table-cell>
          <table:table-cell office:value-type="float" office:value="11.0846" calcext:value-type="float">
            <text:p>11.0846</text:p>
          </table:table-cell>
          <table:table-cell office:value-type="float" office:value="11.3418" calcext:value-type="float">
            <text:p>11.3418</text:p>
          </table:table-cell>
          <table:table-cell office:value-type="float" office:value="10.7774" calcext:value-type="float">
            <text:p>10.7774</text:p>
          </table:table-cell>
          <table:table-cell office:value-type="float" office:value="10.5414" calcext:value-type="float">
            <text:p>10.5414</text:p>
          </table:table-cell>
          <table:table-cell office:value-type="float" office:value="9.69719" calcext:value-type="float">
            <text:p>9.69719</text:p>
          </table:table-cell>
          <table:table-cell office:value-type="float" office:value="9.70325" calcext:value-type="float">
            <text:p>9.70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ZE-SIFT </text:p>
          </table:table-cell>
          <table:table-cell office:value-type="float" office:value="12.3917" calcext:value-type="float">
            <text:p>12.3917</text:p>
          </table:table-cell>
          <table:table-cell office:value-type="float" office:value="16.5203" calcext:value-type="float">
            <text:p>16.5203</text:p>
          </table:table-cell>
          <table:table-cell office:value-type="float" office:value="13.8031" calcext:value-type="float">
            <text:p>13.8031</text:p>
          </table:table-cell>
          <table:table-cell office:value-type="float" office:value="15.534" calcext:value-type="float">
            <text:p>15.534</text:p>
          </table:table-cell>
          <table:table-cell office:value-type="float" office:value="16.3913" calcext:value-type="float">
            <text:p>16.3913</text:p>
          </table:table-cell>
          <table:table-cell office:value-type="float" office:value="19.0719" calcext:value-type="float">
            <text:p>19.0719</text:p>
          </table:table-cell>
          <table:table-cell office:value-type="float" office:value="15.4699" calcext:value-type="float">
            <text:p>15.4699</text:p>
          </table:table-cell>
          <table:table-cell office:value-type="float" office:value="15.2625" calcext:value-type="float">
            <text:p>15.2625</text:p>
          </table:table-cell>
          <table:table-cell office:value-type="float" office:value="14.052" calcext:value-type="float">
            <text:p>14.052</text:p>
          </table:table-cell>
          <table:table-cell office:value-type="float" office:value="11.7553" calcext:value-type="float">
            <text:p>11.7553</text:p>
          </table:table-cell>
          <table:table-cell office:value-type="float" office:value="12.2834" calcext:value-type="float">
            <text:p>12.2834</text:p>
          </table:table-cell>
          <table:table-cell office:value-type="float" office:value="11.192" calcext:value-type="float">
            <text:p>11.192</text:p>
          </table:table-cell>
          <table:table-cell office:value-type="float" office:value="11.779" calcext:value-type="float">
            <text:p>11.779</text:p>
          </table:table-cell>
          <table:table-cell office:value-type="float" office:value="11.5142" calcext:value-type="float">
            <text:p>11.5142</text:p>
          </table:table-cell>
          <table:table-cell office:value-type="float" office:value="11.9258" calcext:value-type="float">
            <text:p>11.9258</text:p>
          </table:table-cell>
          <table:table-cell office:value-type="float" office:value="10.0291" calcext:value-type="float">
            <text:p>10.0291</text:p>
          </table:table-cell>
          <table:table-cell office:value-type="float" office:value="10.55" calcext:value-type="float">
            <text:p>10.55</text:p>
          </table:table-cell>
          <table:table-cell office:value-type="float" office:value="9.70325" calcext:value-type="float">
            <text:p>9.70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T-BRIEF </text:p>
          </table:table-cell>
          <table:table-cell office:value-type="float" office:value="12.2521" calcext:value-type="float">
            <text:p>12.2521</text:p>
          </table:table-cell>
          <table:table-cell office:value-type="float" office:value="13.0807" calcext:value-type="float">
            <text:p>13.0807</text:p>
          </table:table-cell>
          <table:table-cell office:value-type="float" office:value="15.0877" calcext:value-type="float">
            <text:p>15.0877</text:p>
          </table:table-cell>
          <table:table-cell office:value-type="float" office:value="22.8595" calcext:value-type="float">
            <text:p>22.8595</text:p>
          </table:table-cell>
          <table:table-cell office:value-type="float" office:value="13.2197" calcext:value-type="float">
            <text:p>13.2197</text:p>
          </table:table-cell>
          <table:table-cell office:value-type="float" office:value="11.9659" calcext:value-type="float">
            <text:p>11.9659</text:p>
          </table:table-cell>
          <table:table-cell office:value-type="float" office:value="15.7349" calcext:value-type="float">
            <text:p>15.7349</text:p>
          </table:table-cell>
          <table:table-cell office:value-type="float" office:value="15.4797" calcext:value-type="float">
            <text:p>15.4797</text:p>
          </table:table-cell>
          <table:table-cell office:value-type="float" office:value="12.7456" calcext:value-type="float">
            <text:p>12.7456</text:p>
          </table:table-cell>
          <table:table-cell office:value-type="float" office:value="10.3112" calcext:value-type="float">
            <text:p>10.3112</text:p>
          </table:table-cell>
          <table:table-cell office:value-type="float" office:value="12.033" calcext:value-type="float">
            <text:p>12.033</text:p>
          </table:table-cell>
          <table:table-cell office:value-type="float" office:value="10.1382" calcext:value-type="float">
            <text:p>10.1382</text:p>
          </table:table-cell>
          <table:table-cell office:value-type="float" office:value="10.0226" calcext:value-type="float">
            <text:p>10.0226</text:p>
          </table:table-cell>
          <table:table-cell office:value-type="float" office:value="10.3392" calcext:value-type="float">
            <text:p>10.3392</text:p>
          </table:table-cell>
          <table:table-cell office:value-type="float" office:value="10.0867" calcext:value-type="float">
            <text:p>10.0867</text:p>
          </table:table-cell>
          <table:table-cell office:value-type="float" office:value="8.93159" calcext:value-type="float">
            <text:p>8.93159</text:p>
          </table:table-cell>
          <table:table-cell office:value-type="float" office:value="9.13383" calcext:value-type="float">
            <text:p>9.13383</text:p>
          </table:table-cell>
          <table:table-cell office:value-type="float" office:value="9.60673" calcext:value-type="float">
            <text:p>9.60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T-ORB </text:p>
          </table:table-cell>
          <table:table-cell table:number-columns-repeated="18" office:value-type="string" calcext:value-type="string">
            <text:p><text:s/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T-FREAK </text:p>
          </table:table-cell>
          <table:table-cell office:value-type="float" office:value="11.2638" calcext:value-type="float">
            <text:p>11.2638</text:p>
          </table:table-cell>
          <table:table-cell office:value-type="float" office:value="13.616" calcext:value-type="float">
            <text:p>13.616</text:p>
          </table:table-cell>
          <table:table-cell office:value-type="float" office:value="13.5454" calcext:value-type="float">
            <text:p>13.5454</text:p>
          </table:table-cell>
          <table:table-cell office:value-type="float" office:value="20.5163" calcext:value-type="float">
            <text:p>20.5163</text:p>
          </table:table-cell>
          <table:table-cell office:value-type="float" office:value="15.1633" calcext:value-type="float">
            <text:p>15.1633</text:p>
          </table:table-cell>
          <table:table-cell office:value-type="float" office:value="11.9744" calcext:value-type="float">
            <text:p>11.9744</text:p>
          </table:table-cell>
          <table:table-cell office:value-type="float" office:value="14.4148" calcext:value-type="float">
            <text:p>14.4148</text:p>
          </table:table-cell>
          <table:table-cell office:value-type="float" office:value="13.1874" calcext:value-type="float">
            <text:p>13.1874</text:p>
          </table:table-cell>
          <table:table-cell office:value-type="float" office:value="13.5536" calcext:value-type="float">
            <text:p>13.5536</text:p>
          </table:table-cell>
          <table:table-cell office:value-type="float" office:value="11.3849" calcext:value-type="float">
            <text:p>11.3849</text:p>
          </table:table-cell>
          <table:table-cell office:value-type="float" office:value="12.7472" calcext:value-type="float">
            <text:p>12.7472</text:p>
          </table:table-cell>
          <table:table-cell office:value-type="float" office:value="11.0597" calcext:value-type="float">
            <text:p>11.0597</text:p>
          </table:table-cell>
          <table:table-cell office:value-type="float" office:value="10.0661" calcext:value-type="float">
            <text:p>10.0661</text:p>
          </table:table-cell>
          <table:table-cell office:value-type="float" office:value="9.77994" calcext:value-type="float">
            <text:p>9.77994</text:p>
          </table:table-cell>
          <table:table-cell office:value-type="float" office:value="8.98705" calcext:value-type="float">
            <text:p>8.98705</text:p>
          </table:table-cell>
          <table:table-cell office:value-type="float" office:value="8.72439" calcext:value-type="float">
            <text:p>8.72439</text:p>
          </table:table-cell>
          <table:table-cell office:value-type="float" office:value="9.28324" calcext:value-type="float">
            <text:p>9.28324</text:p>
          </table:table-cell>
          <table:table-cell office:value-type="float" office:value="9.40822" calcext:value-type="float">
            <text:p>9.40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T-AKAZE </text:p>
          </table:table-cell>
          <table:table-cell table:number-columns-repeated="18" office:value-type="string" calcext:value-type="string">
            <text:p><text:s/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T-SIFT </text:p>
          </table:table-cell>
          <table:table-cell office:value-type="float" office:value="11.3868" calcext:value-type="float">
            <text:p>11.3868</text:p>
          </table:table-cell>
          <table:table-cell office:value-type="float" office:value="12.5726" calcext:value-type="float">
            <text:p>12.5726</text:p>
          </table:table-cell>
          <table:table-cell office:value-type="float" office:value="12.8458" calcext:value-type="float">
            <text:p>12.8458</text:p>
          </table:table-cell>
          <table:table-cell office:value-type="float" office:value="19.5915" calcext:value-type="float">
            <text:p>19.5915</text:p>
          </table:table-cell>
          <table:table-cell office:value-type="float" office:value="12.598" calcext:value-type="float">
            <text:p>12.598</text:p>
          </table:table-cell>
          <table:table-cell office:value-type="float" office:value="11.2969" calcext:value-type="float">
            <text:p>11.2969</text:p>
          </table:table-cell>
          <table:table-cell office:value-type="float" office:value="13.5735" calcext:value-type="float">
            <text:p>13.5735</text:p>
          </table:table-cell>
          <table:table-cell office:value-type="float" office:value="14.6937" calcext:value-type="float">
            <text:p>14.6937</text:p>
          </table:table-cell>
          <table:table-cell office:value-type="float" office:value="11.3792" calcext:value-type="float">
            <text:p>11.3792</text:p>
          </table:table-cell>
          <table:table-cell office:value-type="float" office:value="11.2887" calcext:value-type="float">
            <text:p>11.2887</text:p>
          </table:table-cell>
          <table:table-cell office:value-type="float" office:value="11.4078" calcext:value-type="float">
            <text:p>11.4078</text:p>
          </table:table-cell>
          <table:table-cell office:value-type="float" office:value="10.0081" calcext:value-type="float">
            <text:p>10.0081</text:p>
          </table:table-cell>
          <table:table-cell office:value-type="float" office:value="10.5754" calcext:value-type="float">
            <text:p>10.5754</text:p>
          </table:table-cell>
          <table:table-cell office:value-type="float" office:value="10.0732" calcext:value-type="float">
            <text:p>10.0732</text:p>
          </table:table-cell>
          <table:table-cell office:value-type="float" office:value="9.05267" calcext:value-type="float">
            <text:p>9.05267</text:p>
          </table:table-cell>
          <table:table-cell office:value-type="float" office:value="8.69186" calcext:value-type="float">
            <text:p>8.69186</text:p>
          </table:table-cell>
          <table:table-cell office:value-type="float" office:value="8.9237" calcext:value-type="float">
            <text:p>8.923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04T15:52:01.196586106</dc:date>
    <meta:editing-duration>PT13M31S</meta:editing-duration>
    <meta:editing-cycles>2</meta:editing-cycles>
    <meta:generator>LibreOffice/6.4.3.2$Linux_X86_64 LibreOffice_project/40$Build-2</meta:generator>
    <meta:document-statistic meta:table-count="1" meta:cell-count="56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6.093cm" svg:height="20.305cm" xlink:href=".." xlink:type="simple" chart:class="chart:bar" chart:style-name="ch1">
        <chart:legend chart:legend-position="end" svg:x="34.968cm" svg:y="5.62cm" style:legend-expansion="high" chart:style-name="ch2"/>
        <chart:plot-area chart:style-name="ch3" table:cell-range-address="ttccamera.A1:ttccamera.S31" chart:data-source-has-labels="both" svg:x="0.721cm" svg:y="0.406cm" svg:width="33.526cm" svg:height="19.49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843cm" svg:y="0.406cm" svg:width="31.559cm" svg:height="19.29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ttccamera.A2:ttccamera.A3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axis chart:dimension="z" chart:name="primary-z" chart:style-name="ch4"/>
          <chart:series chart:attached-axis="primary-y" chart:style-name="ch8" chart:values-cell-range-address="ttccamera.B2:ttccamera.B31" chart:label-cell-address="ttccamera.B1:ttccamera.B1" chart:class="chart:bar">
            <chart:data-point chart:repeated="30"/>
          </chart:series>
          <chart:series chart:attached-axis="primary-y" chart:style-name="ch9" chart:values-cell-range-address="ttccamera.C2:ttccamera.C31" chart:label-cell-address="ttccamera.C1:ttccamera.C1" chart:class="chart:bar">
            <chart:data-point chart:repeated="30"/>
          </chart:series>
          <chart:series chart:attached-axis="primary-y" chart:style-name="ch10" chart:values-cell-range-address="ttccamera.D2:ttccamera.D31" chart:label-cell-address="ttccamera.D1:ttccamera.D1" chart:class="chart:bar">
            <chart:data-point chart:repeated="30"/>
          </chart:series>
          <chart:series chart:attached-axis="primary-y" chart:style-name="ch11" chart:values-cell-range-address="ttccamera.E2:ttccamera.E31" chart:label-cell-address="ttccamera.E1:ttccamera.E1" chart:class="chart:bar">
            <chart:data-point chart:repeated="30"/>
          </chart:series>
          <chart:series chart:attached-axis="secondary-y" chart:style-name="ch12" chart:values-cell-range-address="ttccamera.F2:ttccamera.F31" chart:label-cell-address="ttccamera.F1:ttccamera.F1" chart:class="chart:bar">
            <chart:data-point chart:repeated="30"/>
          </chart:series>
          <chart:series chart:attached-axis="secondary-y" chart:style-name="ch13" chart:values-cell-range-address="ttccamera.G2:ttccamera.G31" chart:label-cell-address="ttccamera.G1:ttccamera.G1" chart:class="chart:bar">
            <chart:data-point chart:repeated="30"/>
          </chart:series>
          <chart:series chart:attached-axis="secondary-y" chart:style-name="ch14" chart:values-cell-range-address="ttccamera.H2:ttccamera.H31" chart:label-cell-address="ttccamera.H1:ttccamera.H1" chart:class="chart:bar">
            <chart:data-point chart:repeated="30"/>
          </chart:series>
          <chart:series chart:attached-axis="secondary-y" chart:style-name="ch15" chart:values-cell-range-address="ttccamera.I2:ttccamera.I31" chart:label-cell-address="ttccamera.I1:ttccamera.I1" chart:class="chart:bar">
            <chart:data-point chart:repeated="30"/>
          </chart:series>
          <chart:series chart:attached-axis="primary-y" chart:style-name="ch16" chart:values-cell-range-address="ttccamera.J2:ttccamera.J31" chart:label-cell-address="ttccamera.J1:ttccamera.J1" chart:class="chart:bar">
            <chart:data-point chart:repeated="30"/>
          </chart:series>
          <chart:series chart:attached-axis="primary-y" chart:style-name="ch17" chart:values-cell-range-address="ttccamera.K2:ttccamera.K31" chart:label-cell-address="ttccamera.K1:ttccamera.K1" chart:class="chart:bar">
            <chart:data-point chart:repeated="30"/>
          </chart:series>
          <chart:series chart:attached-axis="primary-y" chart:style-name="ch18" chart:values-cell-range-address="ttccamera.L2:ttccamera.L31" chart:label-cell-address="ttccamera.L1:ttccamera.L1" chart:class="chart:bar">
            <chart:data-point chart:repeated="30"/>
          </chart:series>
          <chart:series chart:attached-axis="primary-y" chart:style-name="ch19" chart:values-cell-range-address="ttccamera.M2:ttccamera.M31" chart:label-cell-address="ttccamera.M1:ttccamera.M1" chart:class="chart:bar">
            <chart:data-point chart:repeated="30"/>
          </chart:series>
          <chart:series chart:attached-axis="primary-y" chart:style-name="ch8" chart:values-cell-range-address="ttccamera.N2:ttccamera.N31" chart:label-cell-address="ttccamera.N1:ttccamera.N1" chart:class="chart:bar">
            <chart:data-point chart:repeated="30"/>
          </chart:series>
          <chart:series chart:attached-axis="primary-y" chart:style-name="ch9" chart:values-cell-range-address="ttccamera.O2:ttccamera.O31" chart:label-cell-address="ttccamera.O1:ttccamera.O1" chart:class="chart:bar">
            <chart:data-point chart:repeated="30"/>
          </chart:series>
          <chart:series chart:attached-axis="primary-y" chart:style-name="ch10" chart:values-cell-range-address="ttccamera.P2:ttccamera.P31" chart:label-cell-address="ttccamera.P1:ttccamera.P1" chart:class="chart:bar">
            <chart:data-point chart:repeated="30"/>
          </chart:series>
          <chart:series chart:attached-axis="primary-y" chart:style-name="ch11" chart:values-cell-range-address="ttccamera.Q2:ttccamera.Q31" chart:label-cell-address="ttccamera.Q1:ttccamera.Q1" chart:class="chart:bar">
            <chart:data-point chart:repeated="30"/>
          </chart:series>
          <chart:series chart:attached-axis="primary-y" chart:style-name="ch12" chart:values-cell-range-address="ttccamera.R2:ttccamera.R31" chart:label-cell-address="ttccamera.R1:ttccamera.R1" chart:class="chart:bar">
            <chart:data-point chart:repeated="30"/>
          </chart:series>
          <chart:series chart:attached-axis="primary-y" chart:style-name="ch13" chart:values-cell-range-address="ttccamera.S2:ttccamera.S31" chart:label-cell-address="ttccamera.S1:ttccamera.S1" chart:class="chart:bar">
            <chart:data-point chart:repeated="3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ttccamera.B1:ttccamera.B1</svg:desc>
                </draw:g>
              </table:table-cell>
              <table:table-cell office:value-type="string">
                <text:p>2</text:p>
                <draw:g>
                  <svg:desc>ttccamera.C1:ttccamera.C1</svg:desc>
                </draw:g>
              </table:table-cell>
              <table:table-cell office:value-type="string">
                <text:p>3</text:p>
                <draw:g>
                  <svg:desc>ttccamera.D1:ttccamera.D1</svg:desc>
                </draw:g>
              </table:table-cell>
              <table:table-cell office:value-type="string">
                <text:p>4</text:p>
                <draw:g>
                  <svg:desc>ttccamera.E1:ttccamera.E1</svg:desc>
                </draw:g>
              </table:table-cell>
              <table:table-cell office:value-type="string">
                <text:p>5</text:p>
                <draw:g>
                  <svg:desc>ttccamera.F1:ttccamera.F1</svg:desc>
                </draw:g>
              </table:table-cell>
              <table:table-cell office:value-type="string">
                <text:p>6</text:p>
                <draw:g>
                  <svg:desc>ttccamera.G1:ttccamera.G1</svg:desc>
                </draw:g>
              </table:table-cell>
              <table:table-cell office:value-type="string">
                <text:p>7</text:p>
                <draw:g>
                  <svg:desc>ttccamera.H1:ttccamera.H1</svg:desc>
                </draw:g>
              </table:table-cell>
              <table:table-cell office:value-type="string">
                <text:p>8</text:p>
                <draw:g>
                  <svg:desc>ttccamera.I1:ttccamera.I1</svg:desc>
                </draw:g>
              </table:table-cell>
              <table:table-cell office:value-type="string">
                <text:p>9</text:p>
                <draw:g>
                  <svg:desc>ttccamera.J1:ttccamera.J1</svg:desc>
                </draw:g>
              </table:table-cell>
              <table:table-cell office:value-type="string">
                <text:p>10</text:p>
                <draw:g>
                  <svg:desc>ttccamera.K1:ttccamera.K1</svg:desc>
                </draw:g>
              </table:table-cell>
              <table:table-cell office:value-type="string">
                <text:p>11</text:p>
                <draw:g>
                  <svg:desc>ttccamera.L1:ttccamera.L1</svg:desc>
                </draw:g>
              </table:table-cell>
              <table:table-cell office:value-type="string">
                <text:p>12</text:p>
                <draw:g>
                  <svg:desc>ttccamera.M1:ttccamera.M1</svg:desc>
                </draw:g>
              </table:table-cell>
              <table:table-cell office:value-type="string">
                <text:p>13</text:p>
                <draw:g>
                  <svg:desc>ttccamera.N1:ttccamera.N1</svg:desc>
                </draw:g>
              </table:table-cell>
              <table:table-cell office:value-type="string">
                <text:p>14</text:p>
                <draw:g>
                  <svg:desc>ttccamera.O1:ttccamera.O1</svg:desc>
                </draw:g>
              </table:table-cell>
              <table:table-cell office:value-type="string">
                <text:p>15</text:p>
                <draw:g>
                  <svg:desc>ttccamera.P1:ttccamera.P1</svg:desc>
                </draw:g>
              </table:table-cell>
              <table:table-cell office:value-type="string">
                <text:p>16</text:p>
                <draw:g>
                  <svg:desc>ttccamera.Q1:ttccamera.Q1</svg:desc>
                </draw:g>
              </table:table-cell>
              <table:table-cell office:value-type="string">
                <text:p>17</text:p>
                <draw:g>
                  <svg:desc>ttccamera.R1:ttccamera.R1</svg:desc>
                </draw:g>
              </table:table-cell>
              <table:table-cell office:value-type="string">
                <text:p>18</text:p>
                <draw:g>
                  <svg:desc>ttccamera.S1:ttccamera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RRIS-BRIEF </text:p>
                <draw:g>
                  <svg:desc>ttccamera.A2:ttccamera.A31</svg:desc>
                </draw:g>
              </table:table-cell>
              <table:table-cell office:value-type="float" office:value="NaN">
                <text:p>NaN</text:p>
                <draw:g>
                  <svg:desc>ttccamera.B2:ttccamera.B31</svg:desc>
                </draw:g>
              </table:table-cell>
              <table:table-cell office:value-type="float" office:value="NaN">
                <text:p>NaN</text:p>
                <draw:g>
                  <svg:desc>ttccamera.C2:ttccamera.C31</svg:desc>
                </draw:g>
              </table:table-cell>
              <table:table-cell office:value-type="float" office:value="10.9782">
                <text:p>10.9782</text:p>
                <draw:g>
                  <svg:desc>ttccamera.D2:ttccamera.D31</svg:desc>
                </draw:g>
              </table:table-cell>
              <table:table-cell office:value-type="float" office:value="19.4967">
                <text:p>19.4967</text:p>
                <draw:g>
                  <svg:desc>ttccamera.E2:ttccamera.E31</svg:desc>
                </draw:g>
              </table:table-cell>
              <table:table-cell office:value-type="float" office:value="11.5723">
                <text:p>11.5723</text:p>
                <draw:g>
                  <svg:desc>ttccamera.F2:ttccamera.F31</svg:desc>
                </draw:g>
              </table:table-cell>
              <table:table-cell office:value-type="float" office:value="14.2744">
                <text:p>14.2744</text:p>
                <draw:g>
                  <svg:desc>ttccamera.G2:ttccamera.G31</svg:desc>
                </draw:g>
              </table:table-cell>
              <table:table-cell office:value-type="float" office:value="10.0433">
                <text:p>10.0433</text:p>
                <draw:g>
                  <svg:desc>ttccamera.H2:ttccamera.H31</svg:desc>
                </draw:g>
              </table:table-cell>
              <table:table-cell office:value-type="float" office:value="NaN">
                <text:p>NaN</text:p>
                <draw:g>
                  <svg:desc>ttccamera.I2:ttccamera.I31</svg:desc>
                </draw:g>
              </table:table-cell>
              <table:table-cell office:value-type="float" office:value="11.7414">
                <text:p>11.7414</text:p>
                <draw:g>
                  <svg:desc>ttccamera.J2:ttccamera.J31</svg:desc>
                </draw:g>
              </table:table-cell>
              <table:table-cell office:value-type="float" office:value="NaN">
                <text:p>NaN</text:p>
                <draw:g>
                  <svg:desc>ttccamera.K2:ttccamera.K31</svg:desc>
                </draw:g>
              </table:table-cell>
              <table:table-cell office:value-type="float" office:value="13.4327">
                <text:p>13.4327</text:p>
                <draw:g>
                  <svg:desc>ttccamera.L2:ttccamera.L31</svg:desc>
                </draw:g>
              </table:table-cell>
              <table:table-cell office:value-type="float" office:value="5.6061">
                <text:p>5.6061</text:p>
                <draw:g>
                  <svg:desc>ttccamera.M2:ttccamera.M31</svg:desc>
                </draw:g>
              </table:table-cell>
              <table:table-cell office:value-type="float" office:value="-14.7808">
                <text:p>-14.7808</text:p>
                <draw:g>
                  <svg:desc>ttccamera.N2:ttccamera.N31</svg:desc>
                </draw:g>
              </table:table-cell>
              <table:table-cell office:value-type="float" office:value="6.71705">
                <text:p>6.71705</text:p>
                <draw:g>
                  <svg:desc>ttccamera.O2:ttccamera.O31</svg:desc>
                </draw:g>
              </table:table-cell>
              <table:table-cell office:value-type="float" office:value="12.5848">
                <text:p>12.5848</text:p>
                <draw:g>
                  <svg:desc>ttccamera.P2:ttccamera.P31</svg:desc>
                </draw:g>
              </table:table-cell>
              <table:table-cell office:value-type="float" office:value="NaN">
                <text:p>NaN</text:p>
                <draw:g>
                  <svg:desc>ttccamera.Q2:ttccamera.Q31</svg:desc>
                </draw:g>
              </table:table-cell>
              <table:table-cell office:value-type="float" office:value="NaN">
                <text:p>NaN</text:p>
                <draw:g>
                  <svg:desc>ttccamera.R2:ttccamera.R31</svg:desc>
                </draw:g>
              </table:table-cell>
              <table:table-cell office:value-type="float" office:value="NaN">
                <text:p>NaN</text:p>
                <draw:g>
                  <svg:desc>ttccamera.S2:ttccamera.S31</svg:desc>
                </draw:g>
              </table:table-cell>
            </table:table-row>
            <table:table-row>
              <table:table-cell office:value-type="string">
                <text:p>HARRIS-ORB </text:p>
              </table:table-cell>
              <table:table-cell office:value-type="float" office:value="NaN">
                <text:p>NaN</text:p>
              </table:table-cell>
              <table:table-cell office:value-type="float" office:value="10.586">
                <text:p>10.586</text:p>
              </table:table-cell>
              <table:table-cell office:value-type="float" office:value="NaN">
                <text:p>NaN</text:p>
              </table:table-cell>
              <table:table-cell office:value-type="float" office:value="10.9782">
                <text:p>10.9782</text:p>
              </table:table-cell>
              <table:table-cell office:value-type="float" office:value="35.3833">
                <text:p>35.3833</text:p>
              </table:table-cell>
              <table:table-cell office:value-type="float" office:value="11.5857">
                <text:p>11.5857</text:p>
              </table:table-cell>
              <table:table-cell office:value-type="float" office:value="13.497">
                <text:p>13.497</text:p>
              </table:table-cell>
              <table:table-cell office:value-type="float" office:value="10.0433">
                <text:p>10.0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414">
                <text:p>11.7414</text:p>
              </table:table-cell>
              <table:table-cell office:value-type="float" office:value="NaN">
                <text:p>NaN</text:p>
              </table:table-cell>
              <table:table-cell office:value-type="float" office:value="5.66097">
                <text:p>5.66097</text:p>
              </table:table-cell>
              <table:table-cell office:value-type="float" office:value="-14.7808">
                <text:p>-14.7808</text:p>
              </table:table-cell>
              <table:table-cell office:value-type="float" office:value="6.6376">
                <text:p>6.6376</text:p>
              </table:table-cell>
              <table:table-cell office:value-type="float" office:value="12.7384">
                <text:p>12.7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RRIS-FREAK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9782">
                <text:p>10.9782</text:p>
              </table:table-cell>
              <table:table-cell office:value-type="float" office:value="39.584">
                <text:p>39.584</text:p>
              </table:table-cell>
              <table:table-cell office:value-type="float" office:value="NaN">
                <text:p>NaN</text:p>
              </table:table-cell>
              <table:table-cell office:value-type="float" office:value="12.9162">
                <text:p>12.9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45">
                <text:p>12.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1705">
                <text:p>6.7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RRIS-AKAZE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RRIS-SIFT </text:p>
              </table:table-cell>
              <table:table-cell office:value-type="float" office:value="NaN">
                <text:p>NaN</text:p>
              </table:table-cell>
              <table:table-cell office:value-type="float" office:value="11.0081">
                <text:p>11.0081</text:p>
              </table:table-cell>
              <table:table-cell office:value-type="float" office:value="-11.4731">
                <text:p>-11.4731</text:p>
              </table:table-cell>
              <table:table-cell office:value-type="float" office:value="10.9782">
                <text:p>10.9782</text:p>
              </table:table-cell>
              <table:table-cell office:value-type="float" office:value="13.3698">
                <text:p>13.3698</text:p>
              </table:table-cell>
              <table:table-cell office:value-type="float" office:value="15.2483">
                <text:p>15.2483</text:p>
              </table:table-cell>
              <table:table-cell office:value-type="float" office:value="NaN">
                <text:p>NaN</text:p>
              </table:table-cell>
              <table:table-cell office:value-type="float" office:value="10.0433">
                <text:p>10.0433</text:p>
              </table:table-cell>
              <table:table-cell office:value-type="float" office:value="3.30058">
                <text:p>3.30058</text:p>
              </table:table-cell>
              <table:table-cell office:value-type="float" office:value="NaN">
                <text:p>NaN</text:p>
              </table:table-cell>
              <table:table-cell office:value-type="float" office:value="11.7414">
                <text:p>11.7414</text:p>
              </table:table-cell>
              <table:table-cell office:value-type="float" office:value="NaN">
                <text:p>NaN</text:p>
              </table:table-cell>
              <table:table-cell office:value-type="float" office:value="568.322">
                <text:p>568.322</text:p>
              </table:table-cell>
              <table:table-cell office:value-type="float" office:value="5.6061">
                <text:p>5.6061</text:p>
              </table:table-cell>
              <table:table-cell office:value-type="float" office:value="-13.6263">
                <text:p>-13.6263</text:p>
              </table:table-cell>
              <table:table-cell office:value-type="float" office:value="6.71705">
                <text:p>6.71705</text:p>
              </table:table-cell>
              <table:table-cell office:value-type="float" office:value="12.7384">
                <text:p>12.7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ST-BRIEF </text:p>
              </table:table-cell>
              <table:table-cell office:value-type="float" office:value="13.2947">
                <text:p>13.2947</text:p>
              </table:table-cell>
              <table:table-cell office:value-type="float" office:value="11.6079">
                <text:p>11.6079</text:p>
              </table:table-cell>
              <table:table-cell office:value-type="float" office:value="16.8548">
                <text:p>16.8548</text:p>
              </table:table-cell>
              <table:table-cell office:value-type="float" office:value="13.1218">
                <text:p>13.1218</text:p>
              </table:table-cell>
              <table:table-cell office:value-type="float" office:value="13.5942">
                <text:p>13.5942</text:p>
              </table:table-cell>
              <table:table-cell office:value-type="float" office:value="13.5046">
                <text:p>13.5046</text:p>
              </table:table-cell>
              <table:table-cell office:value-type="float" office:value="13.192">
                <text:p>13.192</text:p>
              </table:table-cell>
              <table:table-cell office:value-type="float" office:value="13.1535">
                <text:p>13.1535</text:p>
              </table:table-cell>
              <table:table-cell office:value-type="float" office:value="10.1573">
                <text:p>10.1573</text:p>
              </table:table-cell>
              <table:table-cell office:value-type="float" office:value="12.8765">
                <text:p>12.8765</text:p>
              </table:table-cell>
              <table:table-cell office:value-type="float" office:value="11.8065">
                <text:p>11.8065</text:p>
              </table:table-cell>
              <table:table-cell office:value-type="float" office:value="11.5078">
                <text:p>11.5078</text:p>
              </table:table-cell>
              <table:table-cell office:value-type="float" office:value="10.8982">
                <text:p>10.8982</text:p>
              </table:table-cell>
              <table:table-cell office:value-type="float" office:value="10.6452">
                <text:p>10.6452</text:p>
              </table:table-cell>
              <table:table-cell office:value-type="float" office:value="11.2648">
                <text:p>11.2648</text:p>
              </table:table-cell>
              <table:table-cell office:value-type="float" office:value="10.3224">
                <text:p>10.3224</text:p>
              </table:table-cell>
              <table:table-cell office:value-type="float" office:value="10.657">
                <text:p>10.657</text:p>
              </table:table-cell>
              <table:table-cell office:value-type="float" office:value="11.8703">
                <text:p>11.8703</text:p>
              </table:table-cell>
            </table:table-row>
            <table:table-row>
              <table:table-cell office:value-type="string">
                <text:p>FAST-ORB </text:p>
              </table:table-cell>
              <table:table-cell office:value-type="float" office:value="11.1736">
                <text:p>11.1736</text:p>
              </table:table-cell>
              <table:table-cell office:value-type="float" office:value="12.2632">
                <text:p>12.2632</text:p>
              </table:table-cell>
              <table:table-cell office:value-type="float" office:value="12.04">
                <text:p>12.04</text:p>
              </table:table-cell>
              <table:table-cell office:value-type="float" office:value="12.7732">
                <text:p>12.7732</text:p>
              </table:table-cell>
              <table:table-cell office:value-type="float" office:value="13.1975">
                <text:p>13.1975</text:p>
              </table:table-cell>
              <table:table-cell office:value-type="float" office:value="10.9159">
                <text:p>10.9159</text:p>
              </table:table-cell>
              <table:table-cell office:value-type="float" office:value="14.2429">
                <text:p>14.2429</text:p>
              </table:table-cell>
              <table:table-cell office:value-type="float" office:value="12.694">
                <text:p>12.694</text:p>
              </table:table-cell>
              <table:table-cell office:value-type="float" office:value="12.3713">
                <text:p>12.3713</text:p>
              </table:table-cell>
              <table:table-cell office:value-type="float" office:value="13.426">
                <text:p>13.426</text:p>
              </table:table-cell>
              <table:table-cell office:value-type="float" office:value="11.8844">
                <text:p>11.8844</text:p>
              </table:table-cell>
              <table:table-cell office:value-type="float" office:value="10.7351">
                <text:p>10.7351</text:p>
              </table:table-cell>
              <table:table-cell office:value-type="float" office:value="11.7063">
                <text:p>11.7063</text:p>
              </table:table-cell>
              <table:table-cell office:value-type="float" office:value="10.6938">
                <text:p>10.6938</text:p>
              </table:table-cell>
              <table:table-cell office:value-type="float" office:value="10.3823">
                <text:p>10.3823</text:p>
              </table:table-cell>
              <table:table-cell office:value-type="float" office:value="11.0187">
                <text:p>11.0187</text:p>
              </table:table-cell>
              <table:table-cell office:value-type="float" office:value="10.5836">
                <text:p>10.5836</text:p>
              </table:table-cell>
              <table:table-cell office:value-type="float" office:value="11.3381">
                <text:p>11.3381</text:p>
              </table:table-cell>
            </table:table-row>
            <table:table-row>
              <table:table-cell office:value-type="string">
                <text:p>FAST-FREAK </text:p>
              </table:table-cell>
              <table:table-cell office:value-type="float" office:value="11.8818">
                <text:p>11.8818</text:p>
              </table:table-cell>
              <table:table-cell office:value-type="float" office:value="12.3656">
                <text:p>12.3656</text:p>
              </table:table-cell>
              <table:table-cell office:value-type="float" office:value="13.0529">
                <text:p>13.0529</text:p>
              </table:table-cell>
              <table:table-cell office:value-type="float" office:value="13.4882">
                <text:p>13.4882</text:p>
              </table:table-cell>
              <table:table-cell office:value-type="float" office:value="12.2988">
                <text:p>12.2988</text:p>
              </table:table-cell>
              <table:table-cell office:value-type="float" office:value="11.9523">
                <text:p>11.9523</text:p>
              </table:table-cell>
              <table:table-cell office:value-type="float" office:value="12.7024">
                <text:p>12.7024</text:p>
              </table:table-cell>
              <table:table-cell office:value-type="float" office:value="12.4947">
                <text:p>12.4947</text:p>
              </table:table-cell>
              <table:table-cell office:value-type="float" office:value="12.3431">
                <text:p>12.3431</text:p>
              </table:table-cell>
              <table:table-cell office:value-type="float" office:value="12.7008">
                <text:p>12.7008</text:p>
              </table:table-cell>
              <table:table-cell office:value-type="float" office:value="12.1065">
                <text:p>12.1065</text:p>
              </table:table-cell>
              <table:table-cell office:value-type="float" office:value="12.2033">
                <text:p>12.2033</text:p>
              </table:table-cell>
              <table:table-cell office:value-type="float" office:value="11.612">
                <text:p>11.612</text:p>
              </table:table-cell>
              <table:table-cell office:value-type="float" office:value="11.1224">
                <text:p>11.1224</text:p>
              </table:table-cell>
              <table:table-cell office:value-type="float" office:value="10.5354">
                <text:p>10.5354</text:p>
              </table:table-cell>
              <table:table-cell office:value-type="float" office:value="10.7863">
                <text:p>10.7863</text:p>
              </table:table-cell>
              <table:table-cell office:value-type="float" office:value="10.2088">
                <text:p>10.2088</text:p>
              </table:table-cell>
              <table:table-cell office:value-type="float" office:value="11.5273">
                <text:p>11.5273</text:p>
              </table:table-cell>
            </table:table-row>
            <table:table-row>
              <table:table-cell office:value-type="string">
                <text:p>FAST-AKAZE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ST-SIFT </text:p>
              </table:table-cell>
              <table:table-cell office:value-type="float" office:value="13.1432">
                <text:p>13.1432</text:p>
              </table:table-cell>
              <table:table-cell office:value-type="float" office:value="11.2578">
                <text:p>11.2578</text:p>
              </table:table-cell>
              <table:table-cell office:value-type="float" office:value="16.9587">
                <text:p>16.9587</text:p>
              </table:table-cell>
              <table:table-cell office:value-type="float" office:value="14.4249">
                <text:p>14.4249</text:p>
              </table:table-cell>
              <table:table-cell office:value-type="float" office:value="14.7169">
                <text:p>14.7169</text:p>
              </table:table-cell>
              <table:table-cell office:value-type="float" office:value="11.7847">
                <text:p>11.7847</text:p>
              </table:table-cell>
              <table:table-cell office:value-type="float" office:value="11.3522">
                <text:p>11.3522</text:p>
              </table:table-cell>
              <table:table-cell office:value-type="float" office:value="13.2384">
                <text:p>13.2384</text:p>
              </table:table-cell>
              <table:table-cell office:value-type="float" office:value="10.4038">
                <text:p>10.4038</text:p>
              </table:table-cell>
              <table:table-cell office:value-type="float" office:value="14.3446">
                <text:p>14.3446</text:p>
              </table:table-cell>
              <table:table-cell office:value-type="float" office:value="11.7095">
                <text:p>11.7095</text:p>
              </table:table-cell>
              <table:table-cell office:value-type="float" office:value="10.608">
                <text:p>10.608</text:p>
              </table:table-cell>
              <table:table-cell office:value-type="float" office:value="10.1089">
                <text:p>10.1089</text:p>
              </table:table-cell>
              <table:table-cell office:value-type="float" office:value="10.5264">
                <text:p>10.5264</text:p>
              </table:table-cell>
              <table:table-cell office:value-type="float" office:value="9.76366">
                <text:p>9.76366</text:p>
              </table:table-cell>
              <table:table-cell office:value-type="float" office:value="10.3688">
                <text:p>10.3688</text:p>
              </table:table-cell>
              <table:table-cell office:value-type="float" office:value="10.5823">
                <text:p>10.5823</text:p>
              </table:table-cell>
              <table:table-cell office:value-type="float" office:value="11.1408">
                <text:p>11.1408</text:p>
              </table:table-cell>
            </table:table-row>
            <table:table-row>
              <table:table-cell office:value-type="string">
                <text:p>BRISK-BRIEF </text:p>
              </table:table-cell>
              <table:table-cell office:value-type="float" office:value="13.8109">
                <text:p>13.8109</text:p>
              </table:table-cell>
              <table:table-cell office:value-type="float" office:value="19.5623">
                <text:p>19.5623</text:p>
              </table:table-cell>
              <table:table-cell office:value-type="float" office:value="14.4688">
                <text:p>14.4688</text:p>
              </table:table-cell>
              <table:table-cell office:value-type="float" office:value="25.8379">
                <text:p>25.8379</text:p>
              </table:table-cell>
              <table:table-cell office:value-type="float" office:value="17.0557">
                <text:p>17.0557</text:p>
              </table:table-cell>
              <table:table-cell office:value-type="float" office:value="19.9254">
                <text:p>19.9254</text:p>
              </table:table-cell>
              <table:table-cell office:value-type="float" office:value="17.5726">
                <text:p>17.5726</text:p>
              </table:table-cell>
              <table:table-cell office:value-type="float" office:value="18.4531">
                <text:p>18.4531</text:p>
              </table:table-cell>
              <table:table-cell office:value-type="float" office:value="16.7517">
                <text:p>16.7517</text:p>
              </table:table-cell>
              <table:table-cell office:value-type="float" office:value="15.9407">
                <text:p>15.9407</text:p>
              </table:table-cell>
              <table:table-cell office:value-type="float" office:value="14.8279">
                <text:p>14.8279</text:p>
              </table:table-cell>
              <table:table-cell office:value-type="float" office:value="15.6771">
                <text:p>15.6771</text:p>
              </table:table-cell>
              <table:table-cell office:value-type="float" office:value="13.4222">
                <text:p>13.4222</text:p>
              </table:table-cell>
              <table:table-cell office:value-type="float" office:value="12.7265">
                <text:p>12.7265</text:p>
              </table:table-cell>
              <table:table-cell office:value-type="float" office:value="11.2161">
                <text:p>11.2161</text:p>
              </table:table-cell>
              <table:table-cell office:value-type="float" office:value="13.2538">
                <text:p>13.2538</text:p>
              </table:table-cell>
              <table:table-cell office:value-type="float" office:value="11.4147">
                <text:p>11.4147</text:p>
              </table:table-cell>
              <table:table-cell office:value-type="float" office:value="13.6603">
                <text:p>13.6603</text:p>
              </table:table-cell>
            </table:table-row>
            <table:table-row>
              <table:table-cell office:value-type="string">
                <text:p>BRISK-ORB </text:p>
              </table:table-cell>
              <table:table-cell office:value-type="float" office:value="14.68">
                <text:p>14.68</text:p>
              </table:table-cell>
              <table:table-cell office:value-type="float" office:value="20.0407">
                <text:p>20.0407</text:p>
              </table:table-cell>
              <table:table-cell office:value-type="float" office:value="14.0968">
                <text:p>14.0968</text:p>
              </table:table-cell>
              <table:table-cell office:value-type="float" office:value="16.3706">
                <text:p>16.3706</text:p>
              </table:table-cell>
              <table:table-cell office:value-type="float" office:value="19.4029">
                <text:p>19.4029</text:p>
              </table:table-cell>
              <table:table-cell office:value-type="float" office:value="20.629">
                <text:p>20.629</text:p>
              </table:table-cell>
              <table:table-cell office:value-type="float" office:value="18.0087">
                <text:p>18.0087</text:p>
              </table:table-cell>
              <table:table-cell office:value-type="float" office:value="16.0691">
                <text:p>16.0691</text:p>
              </table:table-cell>
              <table:table-cell office:value-type="float" office:value="15.0829">
                <text:p>15.0829</text:p>
              </table:table-cell>
              <table:table-cell office:value-type="float" office:value="11.4555">
                <text:p>11.4555</text:p>
              </table:table-cell>
              <table:table-cell office:value-type="float" office:value="13.9703">
                <text:p>13.9703</text:p>
              </table:table-cell>
              <table:table-cell office:value-type="float" office:value="13.1293">
                <text:p>13.1293</text:p>
              </table:table-cell>
              <table:table-cell office:value-type="float" office:value="11.5189">
                <text:p>11.5189</text:p>
              </table:table-cell>
              <table:table-cell office:value-type="float" office:value="12.1556">
                <text:p>12.1556</text:p>
              </table:table-cell>
              <table:table-cell office:value-type="float" office:value="11.4651">
                <text:p>11.4651</text:p>
              </table:table-cell>
              <table:table-cell office:value-type="float" office:value="11.8503">
                <text:p>11.8503</text:p>
              </table:table-cell>
              <table:table-cell office:value-type="float" office:value="9.98468">
                <text:p>9.98468</text:p>
              </table:table-cell>
              <table:table-cell office:value-type="float" office:value="11.4493">
                <text:p>11.4493</text:p>
              </table:table-cell>
            </table:table-row>
            <table:table-row>
              <table:table-cell office:value-type="string">
                <text:p>BRISK-FREAK </text:p>
              </table:table-cell>
              <table:table-cell office:value-type="float" office:value="12.3483">
                <text:p>12.3483</text:p>
              </table:table-cell>
              <table:table-cell office:value-type="float" office:value="19.5646">
                <text:p>19.5646</text:p>
              </table:table-cell>
              <table:table-cell office:value-type="float" office:value="13.9129">
                <text:p>13.9129</text:p>
              </table:table-cell>
              <table:table-cell office:value-type="float" office:value="13.6652">
                <text:p>13.6652</text:p>
              </table:table-cell>
              <table:table-cell office:value-type="float" office:value="24.3184">
                <text:p>24.3184</text:p>
              </table:table-cell>
              <table:table-cell office:value-type="float" office:value="16.0852">
                <text:p>16.0852</text:p>
              </table:table-cell>
              <table:table-cell office:value-type="float" office:value="15.4463">
                <text:p>15.4463</text:p>
              </table:table-cell>
              <table:table-cell office:value-type="float" office:value="18.0417">
                <text:p>18.0417</text:p>
              </table:table-cell>
              <table:table-cell office:value-type="float" office:value="15.684">
                <text:p>15.684</text:p>
              </table:table-cell>
              <table:table-cell office:value-type="float" office:value="13.9976">
                <text:p>13.9976</text:p>
              </table:table-cell>
              <table:table-cell office:value-type="float" office:value="13.2506">
                <text:p>13.2506</text:p>
              </table:table-cell>
              <table:table-cell office:value-type="float" office:value="11.7044">
                <text:p>11.7044</text:p>
              </table:table-cell>
              <table:table-cell office:value-type="float" office:value="12.8265">
                <text:p>12.8265</text:p>
              </table:table-cell>
              <table:table-cell office:value-type="float" office:value="11.4007">
                <text:p>11.4007</text:p>
              </table:table-cell>
              <table:table-cell office:value-type="float" office:value="15.1331">
                <text:p>15.1331</text:p>
              </table:table-cell>
              <table:table-cell office:value-type="float" office:value="10.1962">
                <text:p>10.1962</text:p>
              </table:table-cell>
              <table:table-cell office:value-type="float" office:value="9.19943">
                <text:p>9.19943</text:p>
              </table:table-cell>
              <table:table-cell office:value-type="float" office:value="10.6498">
                <text:p>10.6498</text:p>
              </table:table-cell>
            </table:table-row>
            <table:table-row>
              <table:table-cell office:value-type="string">
                <text:p>BRISK-AKAZE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-SIFT </text:p>
              </table:table-cell>
              <table:table-cell office:value-type="float" office:value="13.1695">
                <text:p>13.1695</text:p>
              </table:table-cell>
              <table:table-cell office:value-type="float" office:value="16.1568">
                <text:p>16.1568</text:p>
              </table:table-cell>
              <table:table-cell office:value-type="float" office:value="16.3625">
                <text:p>16.3625</text:p>
              </table:table-cell>
              <table:table-cell office:value-type="float" office:value="12.0195">
                <text:p>12.0195</text:p>
              </table:table-cell>
              <table:table-cell office:value-type="float" office:value="29.9894">
                <text:p>29.9894</text:p>
              </table:table-cell>
              <table:table-cell office:value-type="float" office:value="13.9525">
                <text:p>13.9525</text:p>
              </table:table-cell>
              <table:table-cell office:value-type="float" office:value="13.3823">
                <text:p>13.3823</text:p>
              </table:table-cell>
              <table:table-cell office:value-type="float" office:value="15.5727">
                <text:p>15.5727</text:p>
              </table:table-cell>
              <table:table-cell office:value-type="float" office:value="15.4538">
                <text:p>15.4538</text:p>
              </table:table-cell>
              <table:table-cell office:value-type="float" office:value="14.2623">
                <text:p>14.2623</text:p>
              </table:table-cell>
              <table:table-cell office:value-type="float" office:value="14.8692">
                <text:p>14.8692</text:p>
              </table:table-cell>
              <table:table-cell office:value-type="float" office:value="10.7423">
                <text:p>10.7423</text:p>
              </table:table-cell>
              <table:table-cell office:value-type="float" office:value="13.6485">
                <text:p>13.6485</text:p>
              </table:table-cell>
              <table:table-cell office:value-type="float" office:value="10.5455">
                <text:p>10.5455</text:p>
              </table:table-cell>
              <table:table-cell office:value-type="float" office:value="13.8918">
                <text:p>13.8918</text:p>
              </table:table-cell>
              <table:table-cell office:value-type="float" office:value="10.9065">
                <text:p>10.9065</text:p>
              </table:table-cell>
              <table:table-cell office:value-type="float" office:value="11.0174">
                <text:p>11.0174</text:p>
              </table:table-cell>
              <table:table-cell office:value-type="float" office:value="11.2224">
                <text:p>11.2224</text:p>
              </table:table-cell>
            </table:table-row>
            <table:table-row>
              <table:table-cell office:value-type="string">
                <text:p>ORB-BRIEF </text:p>
              </table:table-cell>
              <table:table-cell office:value-type="float" office:value="16.4544">
                <text:p>16.4544</text:p>
              </table:table-cell>
              <table:table-cell office:value-type="float" office:value="NaN">
                <text:p>NaN</text:p>
              </table:table-cell>
              <table:table-cell office:value-type="float" office:value="123.51">
                <text:p>123.51</text:p>
              </table:table-cell>
              <table:table-cell office:value-type="float" office:value="13.5607">
                <text:p>13.5607</text:p>
              </table:table-cell>
              <table:table-cell office:value-type="float" office:value="30.4194">
                <text:p>30.4194</text:p>
              </table:table-cell>
              <table:table-cell office:value-type="float" office:value="NaN">
                <text:p>NaN</text:p>
              </table:table-cell>
              <table:table-cell office:value-type="float" office:value="34.6298">
                <text:p>34.6298</text:p>
              </table:table-cell>
              <table:table-cell office:value-type="float" office:value="NaN">
                <text:p>NaN</text:p>
              </table:table-cell>
              <table:table-cell office:value-type="float" office:value="23.2694">
                <text:p>23.2694</text:p>
              </table:table-cell>
              <table:table-cell office:value-type="float" office:value="26.0553">
                <text:p>26.0553</text:p>
              </table:table-cell>
              <table:table-cell office:value-type="float" office:value="22.5603">
                <text:p>22.5603</text:p>
              </table:table-cell>
              <table:table-cell office:value-type="float" office:value="9.84171">
                <text:p>9.84171</text:p>
              </table:table-cell>
              <table:table-cell office:value-type="float" office:value="9.87855">
                <text:p>9.87855</text:p>
              </table:table-cell>
              <table:table-cell office:value-type="float" office:value="8.34236">
                <text:p>8.34236</text:p>
              </table:table-cell>
              <table:table-cell office:value-type="float" office:value="10.4827">
                <text:p>10.4827</text:p>
              </table:table-cell>
              <table:table-cell office:value-type="float" office:value="12.1222">
                <text:p>12.1222</text:p>
              </table:table-cell>
              <table:table-cell office:value-type="float" office:value="13.3681">
                <text:p>13.3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B-ORB </text:p>
              </table:table-cell>
              <table:table-cell office:value-type="float" office:value="14.596">
                <text:p>14.596</text:p>
              </table:table-cell>
              <table:table-cell office:value-type="float" office:value="10.1192">
                <text:p>10.1192</text:p>
              </table:table-cell>
              <table:table-cell office:value-type="float" office:value="10.3668">
                <text:p>10.3668</text:p>
              </table:table-cell>
              <table:table-cell office:value-type="float" office:value="27.1889">
                <text:p>27.1889</text:p>
              </table:table-cell>
              <table:table-cell office:value-type="float" office:value="NaN">
                <text:p>NaN</text:p>
              </table:table-cell>
              <table:table-cell office:value-type="float" office:value="18.4549">
                <text:p>18.4549</text:p>
              </table:table-cell>
              <table:table-cell office:value-type="float" office:value="NaN">
                <text:p>NaN</text:p>
              </table:table-cell>
              <table:table-cell office:value-type="float" office:value="12.899">
                <text:p>12.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7701">
                <text:p>8.67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2728">
                <text:p>28.2728</text:p>
              </table:table-cell>
              <table:table-cell office:value-type="float" office:value="17.1863">
                <text:p>17.1863</text:p>
              </table:table-cell>
              <table:table-cell office:value-type="float" office:value="12.8853">
                <text:p>12.8853</text:p>
              </table:table-cell>
              <table:table-cell office:value-type="float" office:value="50.0669">
                <text:p>50.0669</text:p>
              </table:table-cell>
            </table:table-row>
            <table:table-row>
              <table:table-cell office:value-type="string">
                <text:p>ORB-FREAK </text:p>
              </table:table-cell>
              <table:table-cell office:value-type="float" office:value="10.126">
                <text:p>10.126</text:p>
              </table:table-cell>
              <table:table-cell office:value-type="float" office:value="10.7796">
                <text:p>10.7796</text:p>
              </table:table-cell>
              <table:table-cell office:value-type="float" office:value="10.8706">
                <text:p>10.8706</text:p>
              </table:table-cell>
              <table:table-cell office:value-type="float" office:value="NaN">
                <text:p>NaN</text:p>
              </table:table-cell>
              <table:table-cell office:value-type="float" office:value="12.8725">
                <text:p>12.8725</text:p>
              </table:table-cell>
              <table:table-cell office:value-type="float" office:value="NaN">
                <text:p>NaN</text:p>
              </table:table-cell>
              <table:table-cell office:value-type="float" office:value="9.02151">
                <text:p>9.02151</text:p>
              </table:table-cell>
              <table:table-cell office:value-type="float" office:value="13.3992">
                <text:p>13.3992</text:p>
              </table:table-cell>
              <table:table-cell office:value-type="float" office:value="-545.044">
                <text:p>-545.044</text:p>
              </table:table-cell>
              <table:table-cell office:value-type="float" office:value="8.29125">
                <text:p>8.29125</text:p>
              </table:table-cell>
              <table:table-cell office:value-type="float" office:value="35.8486">
                <text:p>35.8486</text:p>
              </table:table-cell>
              <table:table-cell office:value-type="float" office:value="6.16034">
                <text:p>6.16034</text:p>
              </table:table-cell>
              <table:table-cell office:value-type="float" office:value="68.7263">
                <text:p>68.7263</text:p>
              </table:table-cell>
              <table:table-cell office:value-type="float" office:value="8.58">
                <text:p>8.58</text:p>
              </table:table-cell>
              <table:table-cell office:value-type="float" office:value="9.04474">
                <text:p>9.04474</text:p>
              </table:table-cell>
              <table:table-cell office:value-type="float" office:value="7.02786">
                <text:p>7.02786</text:p>
              </table:table-cell>
              <table:table-cell office:value-type="float" office:value="8.73235">
                <text:p>8.73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B-AKAZE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B-SIFT </text:p>
              </table:table-cell>
              <table:table-cell office:value-type="float" office:value="14.8587">
                <text:p>14.8587</text:p>
              </table:table-cell>
              <table:table-cell office:value-type="float" office:value="12.8191">
                <text:p>12.8191</text:p>
              </table:table-cell>
              <table:table-cell office:value-type="float" office:value="15.4791">
                <text:p>15.4791</text:p>
              </table:table-cell>
              <table:table-cell office:value-type="float" office:value="229.406">
                <text:p>229.406</text:p>
              </table:table-cell>
              <table:table-cell office:value-type="float" office:value="520.246">
                <text:p>520.246</text:p>
              </table:table-cell>
              <table:table-cell office:value-type="float" office:value="19.89">
                <text:p>19.89</text:p>
              </table:table-cell>
              <table:table-cell office:value-type="float" office:value="107.431">
                <text:p>107.431</text:p>
              </table:table-cell>
              <table:table-cell office:value-type="float" office:value="9.45873">
                <text:p>9.45873</text:p>
              </table:table-cell>
              <table:table-cell office:value-type="float" office:value="13.8513">
                <text:p>13.8513</text:p>
              </table:table-cell>
              <table:table-cell office:value-type="float" office:value="15.5532">
                <text:p>15.5532</text:p>
              </table:table-cell>
              <table:table-cell office:value-type="float" office:value="8.32267">
                <text:p>8.32267</text:p>
              </table:table-cell>
              <table:table-cell office:value-type="float" office:value="NaN">
                <text:p>NaN</text:p>
              </table:table-cell>
              <table:table-cell office:value-type="float" office:value="6.28472">
                <text:p>6.28472</text:p>
              </table:table-cell>
              <table:table-cell office:value-type="float" office:value="13.7643">
                <text:p>13.7643</text:p>
              </table:table-cell>
              <table:table-cell office:value-type="float" office:value="30.6161">
                <text:p>30.6161</text:p>
              </table:table-cell>
              <table:table-cell office:value-type="float" office:value="9.49931">
                <text:p>9.49931</text:p>
              </table:table-cell>
              <table:table-cell office:value-type="float" office:value="18.702">
                <text:p>18.702</text:p>
              </table:table-cell>
              <table:table-cell office:value-type="float" office:value="18.5157">
                <text:p>18.5157</text:p>
              </table:table-cell>
            </table:table-row>
            <table:table-row>
              <table:table-cell office:value-type="string">
                <text:p>AKAZE-BRIEF </text:p>
              </table:table-cell>
              <table:table-cell office:value-type="float" office:value="15.285">
                <text:p>15.285</text:p>
              </table:table-cell>
              <table:table-cell office:value-type="float" office:value="15.0455">
                <text:p>15.0455</text:p>
              </table:table-cell>
              <table:table-cell office:value-type="float" office:value="14.9454">
                <text:p>14.9454</text:p>
              </table:table-cell>
              <table:table-cell office:value-type="float" office:value="13.8482">
                <text:p>13.8482</text:p>
              </table:table-cell>
              <table:table-cell office:value-type="float" office:value="15.0557">
                <text:p>15.0557</text:p>
              </table:table-cell>
              <table:table-cell office:value-type="float" office:value="14.674">
                <text:p>14.674</text:p>
              </table:table-cell>
              <table:table-cell office:value-type="float" office:value="18.7347">
                <text:p>18.7347</text:p>
              </table:table-cell>
              <table:table-cell office:value-type="float" office:value="17.0444">
                <text:p>17.0444</text:p>
              </table:table-cell>
              <table:table-cell office:value-type="float" office:value="11.5709">
                <text:p>11.5709</text:p>
              </table:table-cell>
              <table:table-cell office:value-type="float" office:value="13.8297">
                <text:p>13.8297</text:p>
              </table:table-cell>
              <table:table-cell office:value-type="float" office:value="14.7742">
                <text:p>14.7742</text:p>
              </table:table-cell>
              <table:table-cell office:value-type="float" office:value="10.0979">
                <text:p>10.0979</text:p>
              </table:table-cell>
              <table:table-cell office:value-type="float" office:value="11.0015">
                <text:p>11.0015</text:p>
              </table:table-cell>
              <table:table-cell office:value-type="float" office:value="11.7101">
                <text:p>11.7101</text:p>
              </table:table-cell>
              <table:table-cell office:value-type="float" office:value="10.1205">
                <text:p>10.1205</text:p>
              </table:table-cell>
              <table:table-cell office:value-type="float" office:value="9.84075">
                <text:p>9.84075</text:p>
              </table:table-cell>
              <table:table-cell office:value-type="float" office:value="9.38664">
                <text:p>9.38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KAZE-ORB </text:p>
              </table:table-cell>
              <table:table-cell office:value-type="float" office:value="13.4119">
                <text:p>13.4119</text:p>
              </table:table-cell>
              <table:table-cell office:value-type="float" office:value="17.1571">
                <text:p>17.1571</text:p>
              </table:table-cell>
              <table:table-cell office:value-type="float" office:value="14.8727">
                <text:p>14.8727</text:p>
              </table:table-cell>
              <table:table-cell office:value-type="float" office:value="16.0514">
                <text:p>16.0514</text:p>
              </table:table-cell>
              <table:table-cell office:value-type="float" office:value="15.8082">
                <text:p>15.8082</text:p>
              </table:table-cell>
              <table:table-cell office:value-type="float" office:value="17.2659">
                <text:p>17.2659</text:p>
              </table:table-cell>
              <table:table-cell office:value-type="float" office:value="17.8051">
                <text:p>17.8051</text:p>
              </table:table-cell>
              <table:table-cell office:value-type="float" office:value="17.443">
                <text:p>17.443</text:p>
              </table:table-cell>
              <table:table-cell office:value-type="float" office:value="18.0308">
                <text:p>18.0308</text:p>
              </table:table-cell>
              <table:table-cell office:value-type="float" office:value="11.5597">
                <text:p>11.5597</text:p>
              </table:table-cell>
              <table:table-cell office:value-type="float" office:value="13.2721">
                <text:p>13.2721</text:p>
              </table:table-cell>
              <table:table-cell office:value-type="float" office:value="11.4861">
                <text:p>11.4861</text:p>
              </table:table-cell>
              <table:table-cell office:value-type="float" office:value="11.3724">
                <text:p>11.3724</text:p>
              </table:table-cell>
              <table:table-cell office:value-type="float" office:value="10.3482">
                <text:p>10.3482</text:p>
              </table:table-cell>
              <table:table-cell office:value-type="float" office:value="10.2055">
                <text:p>10.2055</text:p>
              </table:table-cell>
              <table:table-cell office:value-type="float" office:value="9.64969">
                <text:p>9.64969</text:p>
              </table:table-cell>
              <table:table-cell office:value-type="float" office:value="9.91183">
                <text:p>9.91183</text:p>
              </table:table-cell>
              <table:table-cell office:value-type="float" office:value="10.1105">
                <text:p>10.1105</text:p>
              </table:table-cell>
            </table:table-row>
            <table:table-row>
              <table:table-cell office:value-type="string">
                <text:p>AKAZE-FREAK </text:p>
              </table:table-cell>
              <table:table-cell office:value-type="float" office:value="12.3081">
                <text:p>12.3081</text:p>
              </table:table-cell>
              <table:table-cell office:value-type="float" office:value="14.0642">
                <text:p>14.0642</text:p>
              </table:table-cell>
              <table:table-cell office:value-type="float" office:value="15.4958">
                <text:p>15.4958</text:p>
              </table:table-cell>
              <table:table-cell office:value-type="float" office:value="14.1762">
                <text:p>14.1762</text:p>
              </table:table-cell>
              <table:table-cell office:value-type="float" office:value="16.2229">
                <text:p>16.2229</text:p>
              </table:table-cell>
              <table:table-cell office:value-type="float" office:value="14.4455">
                <text:p>14.4455</text:p>
              </table:table-cell>
              <table:table-cell office:value-type="float" office:value="15.372">
                <text:p>15.372</text:p>
              </table:table-cell>
              <table:table-cell office:value-type="float" office:value="17.5441">
                <text:p>17.5441</text:p>
              </table:table-cell>
              <table:table-cell office:value-type="float" office:value="18.5036">
                <text:p>18.5036</text:p>
              </table:table-cell>
              <table:table-cell office:value-type="float" office:value="11.8941">
                <text:p>11.8941</text:p>
              </table:table-cell>
              <table:table-cell office:value-type="float" office:value="12.162">
                <text:p>12.162</text:p>
              </table:table-cell>
              <table:table-cell office:value-type="float" office:value="11.7755">
                <text:p>11.7755</text:p>
              </table:table-cell>
              <table:table-cell office:value-type="float" office:value="10.7833">
                <text:p>10.7833</text:p>
              </table:table-cell>
              <table:table-cell office:value-type="float" office:value="9.87627">
                <text:p>9.87627</text:p>
              </table:table-cell>
              <table:table-cell office:value-type="float" office:value="9.73035">
                <text:p>9.73035</text:p>
              </table:table-cell>
              <table:table-cell office:value-type="float" office:value="11.4632">
                <text:p>11.4632</text:p>
              </table:table-cell>
              <table:table-cell office:value-type="float" office:value="9.15851">
                <text:p>9.15851</text:p>
              </table:table-cell>
              <table:table-cell office:value-type="float" office:value="8.84385">
                <text:p>8.84385</text:p>
              </table:table-cell>
            </table:table-row>
            <table:table-row>
              <table:table-cell office:value-type="string">
                <text:p>AKAZE-AKAZE </text:p>
              </table:table-cell>
              <table:table-cell office:value-type="float" office:value="12.3168">
                <text:p>12.3168</text:p>
              </table:table-cell>
              <table:table-cell office:value-type="float" office:value="16.0654">
                <text:p>16.0654</text:p>
              </table:table-cell>
              <table:table-cell office:value-type="float" office:value="13.1854">
                <text:p>13.1854</text:p>
              </table:table-cell>
              <table:table-cell office:value-type="float" office:value="14.2488">
                <text:p>14.2488</text:p>
              </table:table-cell>
              <table:table-cell office:value-type="float" office:value="16.4623">
                <text:p>16.4623</text:p>
              </table:table-cell>
              <table:table-cell office:value-type="float" office:value="13.8408">
                <text:p>13.8408</text:p>
              </table:table-cell>
              <table:table-cell office:value-type="float" office:value="15.3277">
                <text:p>15.3277</text:p>
              </table:table-cell>
              <table:table-cell office:value-type="float" office:value="15.6833">
                <text:p>15.6833</text:p>
              </table:table-cell>
              <table:table-cell office:value-type="float" office:value="14.8872">
                <text:p>14.8872</text:p>
              </table:table-cell>
              <table:table-cell office:value-type="float" office:value="12.2822">
                <text:p>12.2822</text:p>
              </table:table-cell>
              <table:table-cell office:value-type="float" office:value="12.5177">
                <text:p>12.5177</text:p>
              </table:table-cell>
              <table:table-cell office:value-type="float" office:value="11.2554">
                <text:p>11.2554</text:p>
              </table:table-cell>
              <table:table-cell office:value-type="float" office:value="11.0846">
                <text:p>11.0846</text:p>
              </table:table-cell>
              <table:table-cell office:value-type="float" office:value="11.3418">
                <text:p>11.3418</text:p>
              </table:table-cell>
              <table:table-cell office:value-type="float" office:value="10.7774">
                <text:p>10.7774</text:p>
              </table:table-cell>
              <table:table-cell office:value-type="float" office:value="10.5414">
                <text:p>10.5414</text:p>
              </table:table-cell>
              <table:table-cell office:value-type="float" office:value="9.69719">
                <text:p>9.69719</text:p>
              </table:table-cell>
              <table:table-cell office:value-type="float" office:value="9.70325">
                <text:p>9.70325</text:p>
              </table:table-cell>
            </table:table-row>
            <table:table-row>
              <table:table-cell office:value-type="string">
                <text:p>AKAZE-SIFT </text:p>
              </table:table-cell>
              <table:table-cell office:value-type="float" office:value="12.3917">
                <text:p>12.3917</text:p>
              </table:table-cell>
              <table:table-cell office:value-type="float" office:value="16.5203">
                <text:p>16.5203</text:p>
              </table:table-cell>
              <table:table-cell office:value-type="float" office:value="13.8031">
                <text:p>13.8031</text:p>
              </table:table-cell>
              <table:table-cell office:value-type="float" office:value="15.534">
                <text:p>15.534</text:p>
              </table:table-cell>
              <table:table-cell office:value-type="float" office:value="16.3913">
                <text:p>16.3913</text:p>
              </table:table-cell>
              <table:table-cell office:value-type="float" office:value="19.0719">
                <text:p>19.0719</text:p>
              </table:table-cell>
              <table:table-cell office:value-type="float" office:value="15.4699">
                <text:p>15.4699</text:p>
              </table:table-cell>
              <table:table-cell office:value-type="float" office:value="15.2625">
                <text:p>15.2625</text:p>
              </table:table-cell>
              <table:table-cell office:value-type="float" office:value="14.052">
                <text:p>14.052</text:p>
              </table:table-cell>
              <table:table-cell office:value-type="float" office:value="11.7553">
                <text:p>11.7553</text:p>
              </table:table-cell>
              <table:table-cell office:value-type="float" office:value="12.2834">
                <text:p>12.2834</text:p>
              </table:table-cell>
              <table:table-cell office:value-type="float" office:value="11.192">
                <text:p>11.192</text:p>
              </table:table-cell>
              <table:table-cell office:value-type="float" office:value="11.779">
                <text:p>11.779</text:p>
              </table:table-cell>
              <table:table-cell office:value-type="float" office:value="11.5142">
                <text:p>11.5142</text:p>
              </table:table-cell>
              <table:table-cell office:value-type="float" office:value="11.9258">
                <text:p>11.9258</text:p>
              </table:table-cell>
              <table:table-cell office:value-type="float" office:value="10.0291">
                <text:p>10.0291</text:p>
              </table:table-cell>
              <table:table-cell office:value-type="float" office:value="10.55">
                <text:p>10.55</text:p>
              </table:table-cell>
              <table:table-cell office:value-type="float" office:value="9.70325">
                <text:p>9.70325</text:p>
              </table:table-cell>
            </table:table-row>
            <table:table-row>
              <table:table-cell office:value-type="string">
                <text:p>SIFT-BRIEF </text:p>
              </table:table-cell>
              <table:table-cell office:value-type="float" office:value="12.2521">
                <text:p>12.2521</text:p>
              </table:table-cell>
              <table:table-cell office:value-type="float" office:value="13.0807">
                <text:p>13.0807</text:p>
              </table:table-cell>
              <table:table-cell office:value-type="float" office:value="15.0877">
                <text:p>15.0877</text:p>
              </table:table-cell>
              <table:table-cell office:value-type="float" office:value="22.8595">
                <text:p>22.8595</text:p>
              </table:table-cell>
              <table:table-cell office:value-type="float" office:value="13.2197">
                <text:p>13.2197</text:p>
              </table:table-cell>
              <table:table-cell office:value-type="float" office:value="11.9659">
                <text:p>11.9659</text:p>
              </table:table-cell>
              <table:table-cell office:value-type="float" office:value="15.7349">
                <text:p>15.7349</text:p>
              </table:table-cell>
              <table:table-cell office:value-type="float" office:value="15.4797">
                <text:p>15.4797</text:p>
              </table:table-cell>
              <table:table-cell office:value-type="float" office:value="12.7456">
                <text:p>12.7456</text:p>
              </table:table-cell>
              <table:table-cell office:value-type="float" office:value="10.3112">
                <text:p>10.3112</text:p>
              </table:table-cell>
              <table:table-cell office:value-type="float" office:value="12.033">
                <text:p>12.033</text:p>
              </table:table-cell>
              <table:table-cell office:value-type="float" office:value="10.1382">
                <text:p>10.1382</text:p>
              </table:table-cell>
              <table:table-cell office:value-type="float" office:value="10.0226">
                <text:p>10.0226</text:p>
              </table:table-cell>
              <table:table-cell office:value-type="float" office:value="10.3392">
                <text:p>10.3392</text:p>
              </table:table-cell>
              <table:table-cell office:value-type="float" office:value="10.0867">
                <text:p>10.0867</text:p>
              </table:table-cell>
              <table:table-cell office:value-type="float" office:value="8.93159">
                <text:p>8.93159</text:p>
              </table:table-cell>
              <table:table-cell office:value-type="float" office:value="9.13383">
                <text:p>9.13383</text:p>
              </table:table-cell>
              <table:table-cell office:value-type="float" office:value="9.60673">
                <text:p>9.60673</text:p>
              </table:table-cell>
            </table:table-row>
            <table:table-row>
              <table:table-cell office:value-type="string">
                <text:p>SIFT-ORB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-FREAK </text:p>
              </table:table-cell>
              <table:table-cell office:value-type="float" office:value="11.2638">
                <text:p>11.2638</text:p>
              </table:table-cell>
              <table:table-cell office:value-type="float" office:value="13.616">
                <text:p>13.616</text:p>
              </table:table-cell>
              <table:table-cell office:value-type="float" office:value="13.5454">
                <text:p>13.5454</text:p>
              </table:table-cell>
              <table:table-cell office:value-type="float" office:value="20.5163">
                <text:p>20.5163</text:p>
              </table:table-cell>
              <table:table-cell office:value-type="float" office:value="15.1633">
                <text:p>15.1633</text:p>
              </table:table-cell>
              <table:table-cell office:value-type="float" office:value="11.9744">
                <text:p>11.9744</text:p>
              </table:table-cell>
              <table:table-cell office:value-type="float" office:value="14.4148">
                <text:p>14.4148</text:p>
              </table:table-cell>
              <table:table-cell office:value-type="float" office:value="13.1874">
                <text:p>13.1874</text:p>
              </table:table-cell>
              <table:table-cell office:value-type="float" office:value="13.5536">
                <text:p>13.5536</text:p>
              </table:table-cell>
              <table:table-cell office:value-type="float" office:value="11.3849">
                <text:p>11.3849</text:p>
              </table:table-cell>
              <table:table-cell office:value-type="float" office:value="12.7472">
                <text:p>12.7472</text:p>
              </table:table-cell>
              <table:table-cell office:value-type="float" office:value="11.0597">
                <text:p>11.0597</text:p>
              </table:table-cell>
              <table:table-cell office:value-type="float" office:value="10.0661">
                <text:p>10.0661</text:p>
              </table:table-cell>
              <table:table-cell office:value-type="float" office:value="9.77994">
                <text:p>9.77994</text:p>
              </table:table-cell>
              <table:table-cell office:value-type="float" office:value="8.98705">
                <text:p>8.98705</text:p>
              </table:table-cell>
              <table:table-cell office:value-type="float" office:value="8.72439">
                <text:p>8.72439</text:p>
              </table:table-cell>
              <table:table-cell office:value-type="float" office:value="9.28324">
                <text:p>9.28324</text:p>
              </table:table-cell>
              <table:table-cell office:value-type="float" office:value="9.40822">
                <text:p>9.40822</text:p>
              </table:table-cell>
            </table:table-row>
            <table:table-row>
              <table:table-cell office:value-type="string">
                <text:p>SIFT-AKAZE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-SIFT </text:p>
              </table:table-cell>
              <table:table-cell office:value-type="float" office:value="11.3868">
                <text:p>11.3868</text:p>
              </table:table-cell>
              <table:table-cell office:value-type="float" office:value="12.5726">
                <text:p>12.5726</text:p>
              </table:table-cell>
              <table:table-cell office:value-type="float" office:value="12.8458">
                <text:p>12.8458</text:p>
              </table:table-cell>
              <table:table-cell office:value-type="float" office:value="19.5915">
                <text:p>19.5915</text:p>
              </table:table-cell>
              <table:table-cell office:value-type="float" office:value="12.598">
                <text:p>12.598</text:p>
              </table:table-cell>
              <table:table-cell office:value-type="float" office:value="11.2969">
                <text:p>11.2969</text:p>
              </table:table-cell>
              <table:table-cell office:value-type="float" office:value="13.5735">
                <text:p>13.5735</text:p>
              </table:table-cell>
              <table:table-cell office:value-type="float" office:value="14.6937">
                <text:p>14.6937</text:p>
              </table:table-cell>
              <table:table-cell office:value-type="float" office:value="11.3792">
                <text:p>11.3792</text:p>
              </table:table-cell>
              <table:table-cell office:value-type="float" office:value="11.2887">
                <text:p>11.2887</text:p>
              </table:table-cell>
              <table:table-cell office:value-type="float" office:value="11.4078">
                <text:p>11.4078</text:p>
              </table:table-cell>
              <table:table-cell office:value-type="float" office:value="10.0081">
                <text:p>10.0081</text:p>
              </table:table-cell>
              <table:table-cell office:value-type="float" office:value="10.5754">
                <text:p>10.5754</text:p>
              </table:table-cell>
              <table:table-cell office:value-type="float" office:value="10.0732">
                <text:p>10.0732</text:p>
              </table:table-cell>
              <table:table-cell office:value-type="float" office:value="9.05267">
                <text:p>9.05267</text:p>
              </table:table-cell>
              <table:table-cell office:value-type="float" office:value="8.69186">
                <text:p>8.69186</text:p>
              </table:table-cell>
              <table:table-cell office:value-type="float" office:value="8.9237">
                <text:p>8.92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